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106"/>
    <style:style style:name="ce2" style:family="table-cell" style:parent-style-name="Default" style:data-style-name="N2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Foglio1" table:style-name="ta1" table:print="false">
        <table:table-column table:style-name="co1" table:number-columns-repeated="3" table:default-cell-style-name="ce1"/>
        <table:table-column table:style-name="co1" table:number-columns-repeated="5" table:default-cell-style-name="Default"/>
        <table:table-row table:style-name="ro1">
          <table:table-cell table:number-columns-repeated="4"/>
          <table:table-cell table:formula="of:=[.D2]" office:value-type="float" office:value="1.5">
            <text:p>1,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">
            <text:p>5,000</text:p>
          </table:table-cell>
          <table:table-cell table:formula="of:=1+[.C2]/10" office:value-type="float" office:value="1.5">
            <text:p>1,5</text:p>
          </table:table-cell>
          <table:table-cell table:formula="of:=1+[.E1]/2" office:value-type="float" office:value="1.75">
            <text:p>1,75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float" office:value="0.2">
            <text:p>0,2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2">
          <table:table-cell office:value-type="string">
            <text:p>x</text:p>
          </table:table-cell>
          <table:table-cell office:value-type="string">
            <text:p>lin</text:p>
          </table:table-cell>
          <table:table-cell office:value-type="string">
            <text:p>sqr</text:p>
          </table:table-cell>
          <table:table-cell office:value-type="string">
            <text:p>exp</text:p>
          </table:table-cell>
          <table:table-cell office:value-type="string">
            <text:p>rad</text:p>
          </table:table-cell>
          <table:table-cell office:value-type="string">
            <text:p>pow</text:p>
          </table:table-cell>
          <table:table-cell table:number-columns-repeated="2"/>
        </table:table-row>
        <table:table-row table:style-name="ro1">
          <table:table-cell table:formula="of:=0" office:value-type="float" office:value="0">
            <text:p>0,000</text:p>
          </table:table-cell>
          <table:table-cell table:formula="of:=0" office:value-type="float" office:value="0">
            <text:p>0,000</text:p>
          </table:table-cell>
          <table:table-cell table:formula="of:=1-(1-[.$A7])^([.$D$2])" office:value-type="float" office:value="0">
            <text:p>0,000</text:p>
          </table:table-cell>
          <table:table-cell table:style-name="ce1" table:formula="of:=[.$A7]^([.$D$2])" office:value-type="float" office:value="0">
            <text:p>0,000</text:p>
          </table:table-cell>
          <table:table-cell table:style-name="ce1" table:formula="of:=[.$D$2]*[.A7]^3+(1-[.$D$2]-[.$E$2])*[.A7]^2+[.$E$2]*[.A7]" office:value-type="float" office:value="0">
            <text:p>0,000</text:p>
          </table:table-cell>
          <table:table-cell table:style-name="ce1" table:formula="of:=1-(1-[.A7])^(1/[.$D$2])" office:value-type="float" office:value="0">
            <text:p>0,000</text:p>
          </table:table-cell>
          <table:table-cell table:number-columns-repeated="2"/>
        </table:table-row>
        <table:table-row table:style-name="ro1">
          <table:table-cell table:formula="of:=[.A7]+0.025" office:value-type="float" office:value="0.025">
            <text:p>0,025</text:p>
          </table:table-cell>
          <table:table-cell table:formula="of:=[.A8]" office:value-type="float" office:value="0.025">
            <text:p>0,025</text:p>
          </table:table-cell>
          <table:table-cell table:formula="of:=1-(1-[.$A8])^([.$D$2])" office:value-type="float" office:value="0.0372646391660895">
            <text:p>0,037</text:p>
          </table:table-cell>
          <table:table-cell table:style-name="ce1" table:formula="of:=[.$A8]^([.$D$2])" office:value-type="float" office:value="0.00395284707521047">
            <text:p>0,004</text:p>
          </table:table-cell>
          <table:table-cell table:style-name="ce1" table:formula="of:=[.$D$2]*[.A8]^3+(1-[.$D$2]-[.$E$2])*[.A8]^2+[.$E$2]*[.A8]" office:value-type="float" office:value="0.0423671875">
            <text:p>0,042</text:p>
          </table:table-cell>
          <table:table-cell table:style-name="ce1" table:formula="of:=1-(1-[.A8])^(1/[.$D$2])" office:value-type="float" office:value="0.0167368941596163">
            <text:p>0,017</text:p>
          </table:table-cell>
          <table:table-cell/>
          <table:table-cell>
            <draw:frame table:end-cell-address="Foglio1.O40" table:end-x="1.901cm" table:end-y="0.428cm" draw:z-index="0" draw:style-name="gr1" svg:width="16.616cm" svg:height="14.745cm" svg:x="1.092cm" svg:y="0.135cm">
              <draw:object draw:notify-on-update-of-ranges="Foglio1.A6:Foglio1.A6 Foglio1.A7:Foglio1.A47 Foglio1.B6:Foglio1.B6 Foglio1.B7:Foglio1.B47 Foglio1.C6:Foglio1.C6 Foglio1.C7:Foglio1.C47 Foglio1.D6:Foglio1.D6 Foglio1.D7:Foglio1.D47 Foglio1.E6:Foglio1.E6 Foglio1.E7:Foglio1.E47 Foglio1.F6:Foglio1.F6 Foglio1.F7:Foglio1.F4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formula="of:=[.A8]+0.025" office:value-type="float" office:value="0.05">
            <text:p>0,050</text:p>
          </table:table-cell>
          <table:table-cell table:formula="of:=[.A9]" office:value-type="float" office:value="0.05">
            <text:p>0,050</text:p>
          </table:table-cell>
          <table:table-cell table:formula="of:=1-(1-[.$A9])^([.$D$2])" office:value-type="float" office:value="0.0740545372431485">
            <text:p>0,074</text:p>
          </table:table-cell>
          <table:table-cell table:style-name="ce1" table:formula="of:=[.$A9]^([.$D$2])" office:value-type="float" office:value="0.011180339887499">
            <text:p>0,011</text:p>
          </table:table-cell>
          <table:table-cell table:style-name="ce1" table:formula="of:=[.$D$2]*[.A9]^3+(1-[.$D$2]-[.$E$2])*[.A9]^2+[.$E$2]*[.A9]" office:value-type="float" office:value="0.0820625">
            <text:p>0,082</text:p>
          </table:table-cell>
          <table:table-cell table:style-name="ce1" table:formula="of:=1-(1-[.A9])^(1/[.$D$2])" office:value-type="float" office:value="0.0336174702184541">
            <text:p>0,034</text:p>
          </table:table-cell>
          <table:table-cell table:number-columns-repeated="2"/>
        </table:table-row>
        <table:table-row table:style-name="ro1">
          <table:table-cell table:formula="of:=[.A9]+0.025" office:value-type="float" office:value="0.075">
            <text:p>0,075</text:p>
          </table:table-cell>
          <table:table-cell table:formula="of:=[.A10]" office:value-type="float" office:value="0.075">
            <text:p>0,075</text:p>
          </table:table-cell>
          <table:table-cell table:formula="of:=1-(1-[.$A10])^([.$D$2])" office:value-type="float" office:value="0.1103634871477">
            <text:p>0,110</text:p>
          </table:table-cell>
          <table:table-cell table:style-name="ce1" table:formula="of:=[.$A10]^([.$D$2])" office:value-type="float" office:value="0.0205395959064437">
            <text:p>0,021</text:p>
          </table:table-cell>
          <table:table-cell table:style-name="ce1" table:formula="of:=[.$D$2]*[.A10]^3+(1-[.$D$2]-[.$E$2])*[.A10]^2+[.$E$2]*[.A10]" office:value-type="float" office:value="0.1192265625">
            <text:p>0,119</text:p>
          </table:table-cell>
          <table:table-cell table:style-name="ce1" table:formula="of:=1-(1-[.A10])^(1/[.$D$2])" office:value-type="float" office:value="0.0506467929830967">
            <text:p>0,051</text:p>
          </table:table-cell>
          <table:table-cell table:number-columns-repeated="2"/>
        </table:table-row>
        <table:table-row table:style-name="ro1">
          <table:table-cell table:formula="of:=[.A10]+0.025" office:value-type="float" office:value="0.1">
            <text:p>0,100</text:p>
          </table:table-cell>
          <table:table-cell table:formula="of:=[.A11]" office:value-type="float" office:value="0.1">
            <text:p>0,100</text:p>
          </table:table-cell>
          <table:table-cell table:formula="of:=1-(1-[.$A11])^([.$D$2])" office:value-type="float" office:value="0.146185031754538">
            <text:p>0,146</text:p>
          </table:table-cell>
          <table:table-cell table:style-name="ce1" table:formula="of:=[.$A11]^([.$D$2])" office:value-type="float" office:value="0.0316227766016838">
            <text:p>0,032</text:p>
          </table:table-cell>
          <table:table-cell table:style-name="ce1" table:formula="of:=[.$D$2]*[.A11]^3+(1-[.$D$2]-[.$E$2])*[.A11]^2+[.$E$2]*[.A11]" office:value-type="float" office:value="0.154">
            <text:p>0,154</text:p>
          </table:table-cell>
          <table:table-cell table:style-name="ce1" table:formula="of:=1-(1-[.A11])^(1/[.$D$2])" office:value-type="float" office:value="0.0678302482138423">
            <text:p>0,068</text:p>
          </table:table-cell>
          <table:table-cell table:number-columns-repeated="2"/>
        </table:table-row>
        <table:table-row table:style-name="ro1">
          <table:table-cell table:formula="of:=[.A11]+0.025" office:value-type="float" office:value="0.125">
            <text:p>0,125</text:p>
          </table:table-cell>
          <table:table-cell table:formula="of:=[.A12]" office:value-type="float" office:value="0.125">
            <text:p>0,125</text:p>
          </table:table-cell>
          <table:table-cell table:formula="of:=1-(1-[.$A12])^([.$D$2])" office:value-type="float" office:value="0.1815124466432">
            <text:p>0,182</text:p>
          </table:table-cell>
          <table:table-cell table:style-name="ce1" table:formula="of:=[.$A12]^([.$D$2])" office:value-type="float" office:value="0.0441941738241592">
            <text:p>0,044</text:p>
          </table:table-cell>
          <table:table-cell table:style-name="ce1" table:formula="of:=[.$D$2]*[.A12]^3+(1-[.$D$2]-[.$E$2])*[.A12]^2+[.$E$2]*[.A12]" office:value-type="float" office:value="0.1865234375">
            <text:p>0,187</text:p>
          </table:table-cell>
          <table:table-cell table:style-name="ce1" table:formula="of:=1-(1-[.A12])^(1/[.$D$2])" office:value-type="float" office:value="0.0851735724942572">
            <text:p>0,085</text:p>
          </table:table-cell>
          <table:table-cell table:number-columns-repeated="2"/>
        </table:table-row>
        <table:table-row table:style-name="ro1">
          <table:table-cell table:formula="of:=[.A12]+0.025" office:value-type="float" office:value="0.15">
            <text:p>0,150</text:p>
          </table:table-cell>
          <table:table-cell table:formula="of:=[.A13]" office:value-type="float" office:value="0.15">
            <text:p>0,150</text:p>
          </table:table-cell>
          <table:table-cell table:formula="of:=1-(1-[.$A13])^([.$D$2])" office:value-type="float" office:value="0.216338721130105">
            <text:p>0,216</text:p>
          </table:table-cell>
          <table:table-cell table:style-name="ce1" table:formula="of:=[.$A13]^([.$D$2])" office:value-type="float" office:value="0.0580947501931113">
            <text:p>0,058</text:p>
          </table:table-cell>
          <table:table-cell table:style-name="ce1" table:formula="of:=[.$D$2]*[.A13]^3+(1-[.$D$2]-[.$E$2])*[.A13]^2+[.$E$2]*[.A13]" office:value-type="float" office:value="0.2169375">
            <text:p>0,217</text:p>
          </table:table-cell>
          <table:table-cell table:style-name="ce1" table:formula="of:=1-(1-[.A13])^(1/[.$D$2])" office:value-type="float" office:value="0.102682886818699">
            <text:p>0,103</text:p>
          </table:table-cell>
          <table:table-cell table:number-columns-repeated="2"/>
        </table:table-row>
        <table:table-row table:style-name="ro1">
          <table:table-cell table:formula="of:=[.A13]+0.025" office:value-type="float" office:value="0.175">
            <text:p>0,175</text:p>
          </table:table-cell>
          <table:table-cell table:formula="of:=[.A14]" office:value-type="float" office:value="0.175">
            <text:p>0,175</text:p>
          </table:table-cell>
          <table:table-cell table:formula="of:=1-(1-[.$A14])^([.$D$2])" office:value-type="float" office:value="0.250656537360871">
            <text:p>0,251</text:p>
          </table:table-cell>
          <table:table-cell table:style-name="ce1" table:formula="of:=[.$A14]^([.$D$2])" office:value-type="float" office:value="0.0732077523217316">
            <text:p>0,073</text:p>
          </table:table-cell>
          <table:table-cell table:style-name="ce1" table:formula="of:=[.$D$2]*[.A14]^3+(1-[.$D$2]-[.$E$2])*[.A14]^2+[.$E$2]*[.A14]" office:value-type="float" office:value="0.2453828125">
            <text:p>0,245</text:p>
          </table:table-cell>
          <table:table-cell table:style-name="ce1" table:formula="of:=1-(1-[.A14])^(1/[.$D$2])" office:value-type="float" office:value="0.120364734484316">
            <text:p>0,120</text:p>
          </table:table-cell>
          <table:table-cell table:number-columns-repeated="2"/>
        </table:table-row>
        <table:table-row table:style-name="ro1">
          <table:table-cell table:formula="of:=[.A14]+0.025" office:value-type="float" office:value="0.2">
            <text:p>0,200</text:p>
          </table:table-cell>
          <table:table-cell table:formula="of:=[.A15]" office:value-type="float" office:value="0.2">
            <text:p>0,200</text:p>
          </table:table-cell>
          <table:table-cell table:formula="of:=1-(1-[.$A15])^([.$D$2])" office:value-type="float" office:value="0.284458247200067">
            <text:p>0,284</text:p>
          </table:table-cell>
          <table:table-cell table:style-name="ce1" table:formula="of:=[.$A15]^([.$D$2])" office:value-type="float" office:value="0.0894427190999916">
            <text:p>0,089</text:p>
          </table:table-cell>
          <table:table-cell table:style-name="ce1" table:formula="of:=[.$D$2]*[.A15]^3+(1-[.$D$2]-[.$E$2])*[.A15]^2+[.$E$2]*[.A15]" office:value-type="float" office:value="0.272">
            <text:p>0,272</text:p>
          </table:table-cell>
          <table:table-cell table:style-name="ce1" table:formula="of:=1-(1-[.A15])^(1/[.$D$2])" office:value-type="float" office:value="0.138226123987246">
            <text:p>0,138</text:p>
          </table:table-cell>
          <table:table-cell table:number-columns-repeated="2"/>
        </table:table-row>
        <table:table-row table:style-name="ro1">
          <table:table-cell table:formula="of:=[.A15]+0.025" office:value-type="float" office:value="0.225">
            <text:p>0,225</text:p>
          </table:table-cell>
          <table:table-cell table:formula="of:=[.A16]" office:value-type="float" office:value="0.225">
            <text:p>0,225</text:p>
          </table:table-cell>
          <table:table-cell table:formula="of:=1-(1-[.$A16])^([.$D$2])" office:value-type="float" office:value="0.317735846610713">
            <text:p>0,318</text:p>
          </table:table-cell>
          <table:table-cell table:style-name="ce1" table:formula="of:=[.$A16]^([.$D$2])" office:value-type="float" office:value="0.106726871030683">
            <text:p>0,107</text:p>
          </table:table-cell>
          <table:table-cell table:style-name="ce1" table:formula="of:=[.$D$2]*[.A16]^3+(1-[.$D$2]-[.$E$2])*[.A16]^2+[.$E$2]*[.A16]" office:value-type="float" office:value="0.2969296875">
            <text:p>0,297</text:p>
          </table:table-cell>
          <table:table-cell table:style-name="ce1" table:formula="of:=1-(1-[.A16])^(1/[.$D$2])" office:value-type="float" office:value="0.156274577762106">
            <text:p>0,156</text:p>
          </table:table-cell>
          <table:table-cell table:number-columns-repeated="2"/>
        </table:table-row>
        <table:table-row table:style-name="ro1">
          <table:table-cell table:formula="of:=[.A16]+0.025" office:value-type="float" office:value="0.25">
            <text:p>0,250</text:p>
          </table:table-cell>
          <table:table-cell table:formula="of:=[.A17]" office:value-type="float" office:value="0.25">
            <text:p>0,250</text:p>
          </table:table-cell>
          <table:table-cell table:formula="of:=1-(1-[.$A17])^([.$D$2])" office:value-type="float" office:value="0.350480947161671">
            <text:p>0,350</text:p>
          </table:table-cell>
          <table:table-cell table:style-name="ce1" table:formula="of:=[.$A17]^([.$D$2])" office:value-type="float" office:value="0.125">
            <text:p>0,125</text:p>
          </table:table-cell>
          <table:table-cell table:style-name="ce1" table:formula="of:=[.$D$2]*[.A17]^3+(1-[.$D$2]-[.$E$2])*[.A17]^2+[.$E$2]*[.A17]" office:value-type="float" office:value="0.3203125">
            <text:p>0,320</text:p>
          </table:table-cell>
          <table:table-cell table:style-name="ce1" table:formula="of:=1-(1-[.A17])^(1/[.$D$2])" office:value-type="float" office:value="0.174518187776343">
            <text:p>0,175</text:p>
          </table:table-cell>
          <table:table-cell table:number-columns-repeated="2"/>
        </table:table-row>
        <table:table-row table:style-name="ro1">
          <table:table-cell table:formula="of:=[.A17]+0.025" office:value-type="float" office:value="0.275">
            <text:p>0,275</text:p>
          </table:table-cell>
          <table:table-cell table:formula="of:=[.A18]" office:value-type="float" office:value="0.275">
            <text:p>0,275</text:p>
          </table:table-cell>
          <table:table-cell table:formula="of:=1-(1-[.$A18])^([.$D$2])" office:value-type="float" office:value="0.382684744235168">
            <text:p>0,383</text:p>
          </table:table-cell>
          <table:table-cell table:style-name="ce1" table:formula="of:=[.$A18]^([.$D$2])" office:value-type="float" office:value="0.144211216623396">
            <text:p>0,144</text:p>
          </table:table-cell>
          <table:table-cell table:style-name="ce1" table:formula="of:=[.$D$2]*[.A18]^3+(1-[.$D$2]-[.$E$2])*[.A18]^2+[.$E$2]*[.A18]" office:value-type="float" office:value="0.3422890625">
            <text:p>0,342</text:p>
          </table:table-cell>
          <table:table-cell table:style-name="ce1" table:formula="of:=1-(1-[.A18])^(1/[.$D$2])" office:value-type="float" office:value="0.192965679206047">
            <text:p>0,193</text:p>
          </table:table-cell>
          <table:table-cell table:number-columns-repeated="2"/>
        </table:table-row>
        <table:table-row table:style-name="ro1">
          <table:table-cell table:formula="of:=[.A18]+0.025" office:value-type="float" office:value="0.3">
            <text:p>0,300</text:p>
          </table:table-cell>
          <table:table-cell table:formula="of:=[.A19]" office:value-type="float" office:value="0.3">
            <text:p>0,300</text:p>
          </table:table-cell>
          <table:table-cell table:formula="of:=1-(1-[.$A19])^([.$D$2])" office:value-type="float" office:value="0.414337981426147">
            <text:p>0,414</text:p>
          </table:table-cell>
          <table:table-cell table:style-name="ce1" table:formula="of:=[.$A19]^([.$D$2])" office:value-type="float" office:value="0.16431676725155">
            <text:p>0,164</text:p>
          </table:table-cell>
          <table:table-cell table:style-name="ce1" table:formula="of:=[.$D$2]*[.A19]^3+(1-[.$D$2]-[.$E$2])*[.A19]^2+[.$E$2]*[.A19]" office:value-type="float" office:value="0.363">
            <text:p>0,363</text:p>
          </table:table-cell>
          <table:table-cell table:style-name="ce1" table:formula="of:=1-(1-[.A19])^(1/[.$D$2])" office:value-type="float" office:value="0.211626483689476">
            <text:p>0,212</text:p>
          </table:table-cell>
          <table:table-cell table:number-columns-repeated="2"/>
        </table:table-row>
        <table:table-row table:style-name="ro1">
          <table:table-cell table:formula="of:=[.A19]+0.025" office:value-type="float" office:value="0.325">
            <text:p>0,325</text:p>
          </table:table-cell>
          <table:table-cell table:formula="of:=[.A20]" office:value-type="float" office:value="0.325">
            <text:p>0,325</text:p>
          </table:table-cell>
          <table:table-cell table:formula="of:=1-(1-[.$A20])^([.$D$2])" office:value-type="float" office:value="0.445430910526019">
            <text:p>0,445</text:p>
          </table:table-cell>
          <table:table-cell table:style-name="ce1" table:formula="of:=[.$A20]^([.$D$2])" office:value-type="float" office:value="0.18527850657861">
            <text:p>0,185</text:p>
          </table:table-cell>
          <table:table-cell table:style-name="ce1" table:formula="of:=[.$D$2]*[.A20]^3+(1-[.$D$2]-[.$E$2])*[.A20]^2+[.$E$2]*[.A20]" office:value-type="float" office:value="0.3825859375">
            <text:p>0,383</text:p>
          </table:table-cell>
          <table:table-cell table:style-name="ce1" table:formula="of:=1-(1-[.A20])^(1/[.$D$2])" office:value-type="float" office:value="0.230510823995486">
            <text:p>0,231</text:p>
          </table:table-cell>
          <table:table-cell table:number-columns-repeated="2"/>
        </table:table-row>
        <table:table-row table:style-name="ro1">
          <table:table-cell table:formula="of:=[.A20]+0.025" office:value-type="float" office:value="0.35">
            <text:p>0,350</text:p>
          </table:table-cell>
          <table:table-cell table:formula="of:=[.A21]" office:value-type="float" office:value="0.35">
            <text:p>0,350</text:p>
          </table:table-cell>
          <table:table-cell table:formula="of:=1-(1-[.$A21])^([.$D$2])" office:value-type="float" office:value="0.475953246360594">
            <text:p>0,476</text:p>
          </table:table-cell>
          <table:table-cell table:style-name="ce1" table:formula="of:=[.$A21]^([.$D$2])" office:value-type="float" office:value="0.207062792408487">
            <text:p>0,207</text:p>
          </table:table-cell>
          <table:table-cell table:style-name="ce1" table:formula="of:=[.$D$2]*[.A21]^3+(1-[.$D$2]-[.$E$2])*[.A21]^2+[.$E$2]*[.A21]" office:value-type="float" office:value="0.4011875">
            <text:p>0,401</text:p>
          </table:table-cell>
          <table:table-cell table:style-name="ce1" table:formula="of:=1-(1-[.A21])^(1/[.$D$2])" office:value-type="float" office:value="0.249629812378192">
            <text:p>0,250</text:p>
          </table:table-cell>
          <table:table-cell table:number-columns-repeated="2"/>
        </table:table-row>
        <table:table-row table:style-name="ro1">
          <table:table-cell table:formula="of:=[.A21]+0.025" office:value-type="float" office:value="0.375">
            <text:p>0,375</text:p>
          </table:table-cell>
          <table:table-cell table:formula="of:=[.A22]" office:value-type="float" office:value="0.375">
            <text:p>0,375</text:p>
          </table:table-cell>
          <table:table-cell table:formula="of:=1-(1-[.$A22])^([.$D$2])" office:value-type="float" office:value="0.505894115598691">
            <text:p>0,506</text:p>
          </table:table-cell>
          <table:table-cell table:style-name="ce1" table:formula="of:=[.$A22]^([.$D$2])" office:value-type="float" office:value="0.229639663385923">
            <text:p>0,230</text:p>
          </table:table-cell>
          <table:table-cell table:style-name="ce1" table:formula="of:=[.$D$2]*[.A22]^3+(1-[.$D$2]-[.$E$2])*[.A22]^2+[.$E$2]*[.A22]" office:value-type="float" office:value="0.4189453125">
            <text:p>0,419</text:p>
          </table:table-cell>
          <table:table-cell table:style-name="ce1" table:formula="of:=1-(1-[.A22])^(1/[.$D$2])" office:value-type="float" office:value="0.268995565446783">
            <text:p>0,269</text:p>
          </table:table-cell>
          <table:table-cell table:number-columns-repeated="2"/>
        </table:table-row>
        <table:table-row table:style-name="ro1">
          <table:table-cell table:formula="of:=[.A22]+0.025" office:value-type="float" office:value="0.4">
            <text:p>0,400</text:p>
          </table:table-cell>
          <table:table-cell table:formula="of:=[.A23]" office:value-type="float" office:value="0.4">
            <text:p>0,400</text:p>
          </table:table-cell>
          <table:table-cell table:formula="of:=1-(1-[.$A23])^([.$D$2])" office:value-type="float" office:value="0.53524199845511">
            <text:p>0,535</text:p>
          </table:table-cell>
          <table:table-cell table:style-name="ce1" table:formula="of:=[.$A23]^([.$D$2])" office:value-type="float" office:value="0.25298221281347">
            <text:p>0,253</text:p>
          </table:table-cell>
          <table:table-cell table:style-name="ce1" table:formula="of:=[.$D$2]*[.A23]^3+(1-[.$D$2]-[.$E$2])*[.A23]^2+[.$E$2]*[.A23]" office:value-type="float" office:value="0.436">
            <text:p>0,436</text:p>
          </table:table-cell>
          <table:table-cell table:style-name="ce1" table:formula="of:=1-(1-[.A23])^(1/[.$D$2])" office:value-type="float" office:value="0.288621339101987">
            <text:p>0,289</text:p>
          </table:table-cell>
          <table:table-cell table:number-columns-repeated="2"/>
        </table:table-row>
        <table:table-row table:style-name="ro1">
          <table:table-cell table:formula="of:=[.A23]+0.025" office:value-type="float" office:value="0.425">
            <text:p>0,425</text:p>
          </table:table-cell>
          <table:table-cell table:formula="of:=[.A24]" office:value-type="float" office:value="0.425">
            <text:p>0,425</text:p>
          </table:table-cell>
          <table:table-cell table:formula="of:=1-(1-[.$A24])^([.$D$2])" office:value-type="float" office:value="0.563984661967036">
            <text:p>0,564</text:p>
          </table:table-cell>
          <table:table-cell table:style-name="ce1" table:formula="of:=[.$A24]^([.$D$2])" office:value-type="float" office:value="0.277066102221113">
            <text:p>0,277</text:p>
          </table:table-cell>
          <table:table-cell table:style-name="ce1" table:formula="of:=[.$D$2]*[.A24]^3+(1-[.$D$2]-[.$E$2])*[.A24]^2+[.$E$2]*[.A24]" office:value-type="float" office:value="0.4524921875">
            <text:p>0,452</text:p>
          </table:table-cell>
          <table:table-cell table:style-name="ce1" table:formula="of:=1-(1-[.A24])^(1/[.$D$2])" office:value-type="float" office:value="0.308521688035901">
            <text:p>0,309</text:p>
          </table:table-cell>
          <table:table-cell table:number-columns-repeated="2"/>
        </table:table-row>
        <table:table-row table:style-name="ro1">
          <table:table-cell table:formula="of:=[.A24]+0.025" office:value-type="float" office:value="0.45">
            <text:p>0,450</text:p>
          </table:table-cell>
          <table:table-cell table:formula="of:=[.A25]" office:value-type="float" office:value="0.45">
            <text:p>0,450</text:p>
          </table:table-cell>
          <table:table-cell table:formula="of:=1-(1-[.$A25])^([.$D$2])" office:value-type="float" office:value="0.592109083209739">
            <text:p>0,592</text:p>
          </table:table-cell>
          <table:table-cell table:style-name="ce1" table:formula="of:=[.$A25]^([.$D$2])" office:value-type="float" office:value="0.301869176962472">
            <text:p>0,302</text:p>
          </table:table-cell>
          <table:table-cell table:style-name="ce1" table:formula="of:=[.$D$2]*[.A25]^3+(1-[.$D$2]-[.$E$2])*[.A25]^2+[.$E$2]*[.A25]" office:value-type="float" office:value="0.4685625">
            <text:p>0,469</text:p>
          </table:table-cell>
          <table:table-cell table:style-name="ce1" table:formula="of:=1-(1-[.A25])^(1/[.$D$2])" office:value-type="float" office:value="0.328712655541343">
            <text:p>0,329</text:p>
          </table:table-cell>
          <table:table-cell table:number-columns-repeated="2"/>
        </table:table-row>
        <table:table-row table:style-name="ro1">
          <table:table-cell table:formula="of:=[.A25]+0.025" office:value-type="float" office:value="0.475">
            <text:p>0,475</text:p>
          </table:table-cell>
          <table:table-cell table:formula="of:=[.A26]" office:value-type="float" office:value="0.475">
            <text:p>0,475</text:p>
          </table:table-cell>
          <table:table-cell table:formula="of:=1-(1-[.$A26])^([.$D$2])" office:value-type="float" office:value="0.619601360412527">
            <text:p>0,620</text:p>
          </table:table-cell>
          <table:table-cell table:style-name="ce1" table:formula="of:=[.$A26]^([.$D$2])" office:value-type="float" office:value="0.327371157862143">
            <text:p>0,327</text:p>
          </table:table-cell>
          <table:table-cell table:style-name="ce1" table:formula="of:=[.$D$2]*[.A26]^3+(1-[.$D$2]-[.$E$2])*[.A26]^2+[.$E$2]*[.A26]" office:value-type="float" office:value="0.4843515625">
            <text:p>0,484</text:p>
          </table:table-cell>
          <table:table-cell table:style-name="ce1" table:formula="of:=1-(1-[.A26])^(1/[.$D$2])" office:value-type="float" office:value="0.349212001046852">
            <text:p>0,349</text:p>
          </table:table-cell>
          <table:table-cell table:number-columns-repeated="2"/>
        </table:table-row>
        <table:table-row table:style-name="ro1">
          <table:table-cell table:formula="of:=[.A26]+0.025" office:value-type="float" office:value="0.5">
            <text:p>0,500</text:p>
          </table:table-cell>
          <table:table-cell table:formula="of:=[.A27]" office:value-type="float" office:value="0.5">
            <text:p>0,500</text:p>
          </table:table-cell>
          <table:table-cell table:formula="of:=1-(1-[.$A27])^([.$D$2])" office:value-type="float" office:value="0.646446609406726">
            <text:p>0,646</text:p>
          </table:table-cell>
          <table:table-cell table:style-name="ce1" table:formula="of:=[.$A27]^([.$D$2])" office:value-type="float" office:value="0.353553390593274">
            <text:p>0,354</text:p>
          </table:table-cell>
          <table:table-cell table:style-name="ce1" table:formula="of:=[.$D$2]*[.A27]^3+(1-[.$D$2]-[.$E$2])*[.A27]^2+[.$E$2]*[.A27]" office:value-type="float" office:value="0.5">
            <text:p>0,500</text:p>
          </table:table-cell>
          <table:table-cell table:style-name="ce1" table:formula="of:=1-(1-[.A27])^(1/[.$D$2])" office:value-type="float" office:value="0.370039475052564">
            <text:p>0,370</text:p>
          </table:table-cell>
          <table:table-cell table:number-columns-repeated="2"/>
        </table:table-row>
        <table:table-row table:style-name="ro1">
          <table:table-cell table:formula="of:=[.A27]+0.025" office:value-type="float" office:value="0.525">
            <text:p>0,525</text:p>
          </table:table-cell>
          <table:table-cell table:formula="of:=[.A28]" office:value-type="float" office:value="0.525">
            <text:p>0,525</text:p>
          </table:table-cell>
          <table:table-cell table:formula="of:=1-(1-[.$A28])^([.$D$2])" office:value-type="float" office:value="0.672628842137857">
            <text:p>0,673</text:p>
          </table:table-cell>
          <table:table-cell table:style-name="ce1" table:formula="of:=[.$A28]^([.$D$2])" office:value-type="float" office:value="0.380398639587473">
            <text:p>0,380</text:p>
          </table:table-cell>
          <table:table-cell table:style-name="ce1" table:formula="of:=[.$D$2]*[.A28]^3+(1-[.$D$2]-[.$E$2])*[.A28]^2+[.$E$2]*[.A28]" office:value-type="float" office:value="0.5156484375">
            <text:p>0,516</text:p>
          </table:table-cell>
          <table:table-cell table:style-name="ce1" table:formula="of:=1-(1-[.A28])^(1/[.$D$2])" office:value-type="float" office:value="0.391217154238786">
            <text:p>0,391</text:p>
          </table:table-cell>
          <table:table-cell table:number-columns-repeated="2"/>
        </table:table-row>
        <table:table-row table:style-name="ro1">
          <table:table-cell table:formula="of:=[.A28]+0.025" office:value-type="float" office:value="0.55">
            <text:p>0,550</text:p>
          </table:table-cell>
          <table:table-cell table:formula="of:=[.A29]" office:value-type="float" office:value="0.55">
            <text:p>0,550</text:p>
          </table:table-cell>
          <table:table-cell table:formula="of:=1-(1-[.$A29])^([.$D$2])" office:value-type="float" office:value="0.698130823037528">
            <text:p>0,698</text:p>
          </table:table-cell>
          <table:table-cell table:style-name="ce1" table:formula="of:=[.$A29]^([.$D$2])" office:value-type="float" office:value="0.407890916790262">
            <text:p>0,408</text:p>
          </table:table-cell>
          <table:table-cell table:style-name="ce1" table:formula="of:=[.$D$2]*[.A29]^3+(1-[.$D$2]-[.$E$2])*[.A29]^2+[.$E$2]*[.A29]" office:value-type="float" office:value="0.5314375">
            <text:p>0,531</text:p>
          </table:table-cell>
          <table:table-cell table:style-name="ce1" table:formula="of:=1-(1-[.A29])^(1/[.$D$2])" office:value-type="float" office:value="0.412769853824671">
            <text:p>0,413</text:p>
          </table:table-cell>
          <table:table-cell table:number-columns-repeated="2"/>
        </table:table-row>
        <table:table-row table:style-name="ro1">
          <table:table-cell table:formula="of:=[.A29]+0.025" office:value-type="float" office:value="0.575">
            <text:p>0,575</text:p>
          </table:table-cell>
          <table:table-cell table:formula="of:=[.A30]" office:value-type="float" office:value="0.575">
            <text:p>0,575</text:p>
          </table:table-cell>
          <table:table-cell table:formula="of:=1-(1-[.$A30])^([.$D$2])" office:value-type="float" office:value="0.722933897778888">
            <text:p>0,723</text:p>
          </table:table-cell>
          <table:table-cell table:style-name="ce1" table:formula="of:=[.$A30]^([.$D$2])" office:value-type="float" office:value="0.436015338032964">
            <text:p>0,436</text:p>
          </table:table-cell>
          <table:table-cell table:style-name="ce1" table:formula="of:=[.$D$2]*[.A30]^3+(1-[.$D$2]-[.$E$2])*[.A30]^2+[.$E$2]*[.A30]" office:value-type="float" office:value="0.5475078125">
            <text:p>0,548</text:p>
          </table:table-cell>
          <table:table-cell table:style-name="ce1" table:formula="of:=1-(1-[.A30])^(1/[.$D$2])" office:value-type="float" office:value="0.43472564033599">
            <text:p>0,435</text:p>
          </table:table-cell>
          <table:table-cell table:number-columns-repeated="2"/>
        </table:table-row>
        <table:table-row table:style-name="ro1">
          <table:table-cell table:formula="of:=[.A30]+0.025" office:value-type="float" office:value="0.6">
            <text:p>0,600</text:p>
          </table:table-cell>
          <table:table-cell table:formula="of:=[.A31]" office:value-type="float" office:value="0.6">
            <text:p>0,600</text:p>
          </table:table-cell>
          <table:table-cell table:formula="of:=1-(1-[.$A31])^([.$D$2])" office:value-type="float" office:value="0.74701778718653">
            <text:p>0,747</text:p>
          </table:table-cell>
          <table:table-cell table:style-name="ce1" table:formula="of:=[.$A31]^([.$D$2])" office:value-type="float" office:value="0.46475800154489">
            <text:p>0,465</text:p>
          </table:table-cell>
          <table:table-cell table:style-name="ce1" table:formula="of:=[.$D$2]*[.A31]^3+(1-[.$D$2]-[.$E$2])*[.A31]^2+[.$E$2]*[.A31]" office:value-type="float" office:value="0.564">
            <text:p>0,564</text:p>
          </table:table-cell>
          <table:table-cell table:style-name="ce1" table:formula="of:=1-(1-[.A31])^(1/[.$D$2])" office:value-type="float" office:value="0.457116476681019">
            <text:p>0,457</text:p>
          </table:table-cell>
          <table:table-cell table:number-columns-repeated="2"/>
        </table:table-row>
        <table:table-row table:style-name="ro1">
          <table:table-cell table:formula="of:=[.A31]+0.025" office:value-type="float" office:value="0.625">
            <text:p>0,625</text:p>
          </table:table-cell>
          <table:table-cell table:formula="of:=[.A32]" office:value-type="float" office:value="0.625">
            <text:p>0,625</text:p>
          </table:table-cell>
          <table:table-cell table:formula="of:=1-(1-[.$A32])^([.$D$2])" office:value-type="float" office:value="0.770360336614077">
            <text:p>0,770</text:p>
          </table:table-cell>
          <table:table-cell table:style-name="ce1" table:formula="of:=[.$A32]^([.$D$2])" office:value-type="float" office:value="0.49410588440131">
            <text:p>0,494</text:p>
          </table:table-cell>
          <table:table-cell table:style-name="ce1" table:formula="of:=[.$D$2]*[.A32]^3+(1-[.$D$2]-[.$E$2])*[.A32]^2+[.$E$2]*[.A32]" office:value-type="float" office:value="0.5810546875">
            <text:p>0,581</text:p>
          </table:table-cell>
          <table:table-cell table:style-name="ce1" table:formula="of:=1-(1-[.A32])^(1/[.$D$2])" office:value-type="float" office:value="0.479979044237024">
            <text:p>0,480</text:p>
          </table:table-cell>
          <table:table-cell table:number-columns-repeated="2"/>
        </table:table-row>
        <table:table-row table:style-name="ro1">
          <table:table-cell table:formula="of:=[.A32]+0.025" office:value-type="float" office:value="0.65">
            <text:p>0,650</text:p>
          </table:table-cell>
          <table:table-cell table:formula="of:=[.A33]" office:value-type="float" office:value="0.65">
            <text:p>0,650</text:p>
          </table:table-cell>
          <table:table-cell table:formula="of:=1-(1-[.$A33])^([.$D$2])" office:value-type="float" office:value="0.792937207591514">
            <text:p>0,793</text:p>
          </table:table-cell>
          <table:table-cell table:style-name="ce1" table:formula="of:=[.$A33]^([.$D$2])" office:value-type="float" office:value="0.524046753639406">
            <text:p>0,524</text:p>
          </table:table-cell>
          <table:table-cell table:style-name="ce1" table:formula="of:=[.$D$2]*[.A33]^3+(1-[.$D$2]-[.$E$2])*[.A33]^2+[.$E$2]*[.A33]" office:value-type="float" office:value="0.5988125">
            <text:p>0,599</text:p>
          </table:table-cell>
          <table:table-cell table:style-name="ce1" table:formula="of:=1-(1-[.A33])^(1/[.$D$2])" office:value-type="float" office:value="0.503355805810366">
            <text:p>0,503</text:p>
          </table:table-cell>
          <table:table-cell table:number-columns-repeated="2"/>
        </table:table-row>
        <table:table-row table:style-name="ro1">
          <table:table-cell table:formula="of:=[.A33]+0.025" office:value-type="float" office:value="0.675">
            <text:p>0,675</text:p>
          </table:table-cell>
          <table:table-cell table:formula="of:=[.A34]" office:value-type="float" office:value="0.675">
            <text:p>0,675</text:p>
          </table:table-cell>
          <table:table-cell table:formula="of:=1-(1-[.$A34])^([.$D$2])" office:value-type="float" office:value="0.81472149342139">
            <text:p>0,815</text:p>
          </table:table-cell>
          <table:table-cell table:style-name="ce1" table:formula="of:=[.$A34]^([.$D$2])" office:value-type="float" office:value="0.554569089473981">
            <text:p>0,555</text:p>
          </table:table-cell>
          <table:table-cell table:style-name="ce1" table:formula="of:=[.$D$2]*[.A34]^3+(1-[.$D$2]-[.$E$2])*[.A34]^2+[.$E$2]*[.A34]" office:value-type="float" office:value="0.6174140625">
            <text:p>0,617</text:p>
          </table:table-cell>
          <table:table-cell table:style-name="ce1" table:formula="of:=1-(1-[.A34])^(1/[.$D$2])" office:value-type="float" office:value="0.52729640270086">
            <text:p>0,527</text:p>
          </table:table-cell>
          <table:table-cell table:number-columns-repeated="2"/>
        </table:table-row>
        <table:table-row table:style-name="ro1">
          <table:table-cell table:formula="of:=[.A34]+0.025" office:value-type="float" office:value="0.7">
            <text:p>0,700</text:p>
          </table:table-cell>
          <table:table-cell table:formula="of:=[.A35]" office:value-type="float" office:value="0.7">
            <text:p>0,700</text:p>
          </table:table-cell>
          <table:table-cell table:formula="of:=1-(1-[.$A35])^([.$D$2])" office:value-type="float" office:value="0.83568323274845">
            <text:p>0,836</text:p>
          </table:table-cell>
          <table:table-cell table:style-name="ce1" table:formula="of:=[.$A35]^([.$D$2])" office:value-type="float" office:value="0.585662018573853">
            <text:p>0,586</text:p>
          </table:table-cell>
          <table:table-cell table:style-name="ce1" table:formula="of:=[.$D$2]*[.A35]^3+(1-[.$D$2]-[.$E$2])*[.A35]^2+[.$E$2]*[.A35]" office:value-type="float" office:value="0.637">
            <text:p>0,637</text:p>
          </table:table-cell>
          <table:table-cell table:style-name="ce1" table:formula="of:=1-(1-[.A35])^(1/[.$D$2])" office:value-type="float" office:value="0.551859525344284">
            <text:p>0,552</text:p>
          </table:table-cell>
          <table:table-cell table:number-columns-repeated="2"/>
        </table:table-row>
        <table:table-row table:style-name="ro1">
          <table:table-cell table:formula="of:=[.A35]+0.025" office:value-type="float" office:value="0.725">
            <text:p>0,725</text:p>
          </table:table-cell>
          <table:table-cell table:formula="of:=[.A36]" office:value-type="float" office:value="0.725">
            <text:p>0,725</text:p>
          </table:table-cell>
          <table:table-cell table:formula="of:=1-(1-[.$A36])^([.$D$2])" office:value-type="float" office:value="0.855788783376604">
            <text:p>0,856</text:p>
          </table:table-cell>
          <table:table-cell table:style-name="ce1" table:formula="of:=[.$A36]^([.$D$2])" office:value-type="float" office:value="0.617315255764833">
            <text:p>0,617</text:p>
          </table:table-cell>
          <table:table-cell table:style-name="ce1" table:formula="of:=[.$D$2]*[.A36]^3+(1-[.$D$2]-[.$E$2])*[.A36]^2+[.$E$2]*[.A36]" office:value-type="float" office:value="0.6577109375">
            <text:p>0,658</text:p>
          </table:table-cell>
          <table:table-cell table:style-name="ce1" table:formula="of:=1-(1-[.A36])^(1/[.$D$2])" office:value-type="float" office:value="0.577115472094254">
            <text:p>0,577</text:p>
          </table:table-cell>
          <table:table-cell table:number-columns-repeated="2"/>
        </table:table-row>
        <table:table-row table:style-name="ro1">
          <table:table-cell table:formula="of:=[.A36]+0.025" office:value-type="float" office:value="0.75">
            <text:p>0,750</text:p>
          </table:table-cell>
          <table:table-cell table:formula="of:=[.A37]" office:value-type="float" office:value="0.75">
            <text:p>0,750</text:p>
          </table:table-cell>
          <table:table-cell table:formula="of:=1-(1-[.$A37])^([.$D$2])" office:value-type="float" office:value="0.875">
            <text:p>0,875</text:p>
          </table:table-cell>
          <table:table-cell table:style-name="ce1" table:formula="of:=[.$A37]^([.$D$2])" office:value-type="float" office:value="0.649519052838329">
            <text:p>0,650</text:p>
          </table:table-cell>
          <table:table-cell table:style-name="ce1" table:formula="of:=[.$D$2]*[.A37]^3+(1-[.$D$2]-[.$E$2])*[.A37]^2+[.$E$2]*[.A37]" office:value-type="float" office:value="0.679687500000001">
            <text:p>0,680</text:p>
          </table:table-cell>
          <table:table-cell table:style-name="ce1" table:formula="of:=1-(1-[.A37])^(1/[.$D$2])" office:value-type="float" office:value="0.60314973700795">
            <text:p>0,603</text:p>
          </table:table-cell>
          <table:table-cell table:number-columns-repeated="2"/>
        </table:table-row>
        <table:table-row table:style-name="ro1">
          <table:table-cell table:formula="of:=[.A37]+0.025" office:value-type="float" office:value="0.775">
            <text:p>0,775</text:p>
          </table:table-cell>
          <table:table-cell table:formula="of:=[.A38]" office:value-type="float" office:value="0.775">
            <text:p>0,775</text:p>
          </table:table-cell>
          <table:table-cell table:formula="of:=1-(1-[.$A38])^([.$D$2])" office:value-type="float" office:value="0.893273128969317">
            <text:p>0,893</text:p>
          </table:table-cell>
          <table:table-cell table:style-name="ce1" table:formula="of:=[.$A38]^([.$D$2])" office:value-type="float" office:value="0.682264153389287">
            <text:p>0,682</text:p>
          </table:table-cell>
          <table:table-cell table:style-name="ce1" table:formula="of:=[.$D$2]*[.A38]^3+(1-[.$D$2]-[.$E$2])*[.A38]^2+[.$E$2]*[.A38]" office:value-type="float" office:value="0.7030703125">
            <text:p>0,703</text:p>
          </table:table-cell>
          <table:table-cell table:style-name="ce1" table:formula="of:=1-(1-[.A38])^(1/[.$D$2])" office:value-type="float" office:value="0.63006818885043">
            <text:p>0,630</text:p>
          </table:table-cell>
          <table:table-cell table:number-columns-repeated="2"/>
        </table:table-row>
        <table:table-row table:style-name="ro1">
          <table:table-cell table:formula="of:=[.A38]+0.025" office:value-type="float" office:value="0.8">
            <text:p>0,800</text:p>
          </table:table-cell>
          <table:table-cell table:formula="of:=[.A39]" office:value-type="float" office:value="0.8">
            <text:p>0,800</text:p>
          </table:table-cell>
          <table:table-cell table:formula="of:=1-(1-[.$A39])^([.$D$2])" office:value-type="float" office:value="0.910557280900009">
            <text:p>0,911</text:p>
          </table:table-cell>
          <table:table-cell table:style-name="ce1" table:formula="of:=[.$A39]^([.$D$2])" office:value-type="float" office:value="0.715541752799933">
            <text:p>0,716</text:p>
          </table:table-cell>
          <table:table-cell table:style-name="ce1" table:formula="of:=[.$D$2]*[.A39]^3+(1-[.$D$2]-[.$E$2])*[.A39]^2+[.$E$2]*[.A39]" office:value-type="float" office:value="0.728">
            <text:p>0,728</text:p>
          </table:table-cell>
          <table:table-cell table:style-name="ce1" table:formula="of:=1-(1-[.A39])^(1/[.$D$2])" office:value-type="float" office:value="0.658004810664661">
            <text:p>0,658</text:p>
          </table:table-cell>
          <table:table-cell table:number-columns-repeated="2"/>
        </table:table-row>
        <table:table-row table:style-name="ro1">
          <table:table-cell table:formula="of:=[.A39]+0.025" office:value-type="float" office:value="0.825">
            <text:p>0,825</text:p>
          </table:table-cell>
          <table:table-cell table:formula="of:=[.A40]" office:value-type="float" office:value="0.825">
            <text:p>0,825</text:p>
          </table:table-cell>
          <table:table-cell table:formula="of:=1-(1-[.$A40])^([.$D$2])" office:value-type="float" office:value="0.926792247678269">
            <text:p>0,927</text:p>
          </table:table-cell>
          <table:table-cell table:style-name="ce1" table:formula="of:=[.$A40]^([.$D$2])" office:value-type="float" office:value="0.74934346263913">
            <text:p>0,749</text:p>
          </table:table-cell>
          <table:table-cell table:style-name="ce1" table:formula="of:=[.$D$2]*[.A40]^3+(1-[.$D$2]-[.$E$2])*[.A40]^2+[.$E$2]*[.A40]" office:value-type="float" office:value="0.7546171875">
            <text:p>0,755</text:p>
          </table:table-cell>
          <table:table-cell table:style-name="ce1" table:formula="of:=1-(1-[.A40])^(1/[.$D$2])" office:value-type="float" office:value="0.687133762716202">
            <text:p>0,687</text:p>
          </table:table-cell>
          <table:table-cell table:number-columns-repeated="2"/>
        </table:table-row>
        <table:table-row table:style-name="ro1">
          <table:table-cell table:formula="of:=[.A40]+0.025" office:value-type="float" office:value="0.85">
            <text:p>0,850</text:p>
          </table:table-cell>
          <table:table-cell table:formula="of:=[.A41]" office:value-type="float" office:value="0.85">
            <text:p>0,850</text:p>
          </table:table-cell>
          <table:table-cell table:formula="of:=1-(1-[.$A41])^([.$D$2])" office:value-type="float" office:value="0.941905249806889">
            <text:p>0,942</text:p>
          </table:table-cell>
          <table:table-cell table:style-name="ce1" table:formula="of:=[.$A41]^([.$D$2])" office:value-type="float" office:value="0.783661278869896">
            <text:p>0,784</text:p>
          </table:table-cell>
          <table:table-cell table:style-name="ce1" table:formula="of:=[.$D$2]*[.A41]^3+(1-[.$D$2]-[.$E$2])*[.A41]^2+[.$E$2]*[.A41]" office:value-type="float" office:value="0.7830625">
            <text:p>0,783</text:p>
          </table:table-cell>
          <table:table-cell table:style-name="ce1" table:formula="of:=1-(1-[.A41])^(1/[.$D$2])" office:value-type="float" office:value="0.717689191335692">
            <text:p>0,718</text:p>
          </table:table-cell>
          <table:table-cell table:number-columns-repeated="2"/>
        </table:table-row>
        <table:table-row table:style-name="ro1">
          <table:table-cell table:formula="of:=[.A41]+0.025" office:value-type="float" office:value="0.875">
            <text:p>0,875</text:p>
          </table:table-cell>
          <table:table-cell table:formula="of:=[.A42]" office:value-type="float" office:value="0.875">
            <text:p>0,875</text:p>
          </table:table-cell>
          <table:table-cell table:formula="of:=1-(1-[.$A42])^([.$D$2])" office:value-type="float" office:value="0.955805826175841">
            <text:p>0,956</text:p>
          </table:table-cell>
          <table:table-cell table:style-name="ce1" table:formula="of:=[.$A42]^([.$D$2])" office:value-type="float" office:value="0.8184875533568">
            <text:p>0,818</text:p>
          </table:table-cell>
          <table:table-cell table:style-name="ce1" table:formula="of:=[.$D$2]*[.A42]^3+(1-[.$D$2]-[.$E$2])*[.A42]^2+[.$E$2]*[.A42]" office:value-type="float" office:value="0.813476562500001">
            <text:p>0,813</text:p>
          </table:table-cell>
          <table:table-cell table:style-name="ce1" table:formula="of:=1-(1-[.A42])^(1/[.$D$2])" office:value-type="float" office:value="0.750000000000001">
            <text:p>0,750</text:p>
          </table:table-cell>
          <table:table-cell table:number-columns-repeated="2"/>
        </table:table-row>
        <table:table-row table:style-name="ro1">
          <table:table-cell table:formula="of:=[.A42]+0.025" office:value-type="float" office:value="0.9">
            <text:p>0,900</text:p>
          </table:table-cell>
          <table:table-cell table:formula="of:=[.A43]" office:value-type="float" office:value="0.9">
            <text:p>0,900</text:p>
          </table:table-cell>
          <table:table-cell table:formula="of:=1-(1-[.$A43])^([.$D$2])" office:value-type="float" office:value="0.968377223398316">
            <text:p>0,968</text:p>
          </table:table-cell>
          <table:table-cell table:style-name="ce1" table:formula="of:=[.$A43]^([.$D$2])" office:value-type="float" office:value="0.853814968245463">
            <text:p>0,854</text:p>
          </table:table-cell>
          <table:table-cell table:style-name="ce1" table:formula="of:=[.$D$2]*[.A43]^3+(1-[.$D$2]-[.$E$2])*[.A43]^2+[.$E$2]*[.A43]" office:value-type="float" office:value="0.846000000000001">
            <text:p>0,846</text:p>
          </table:table-cell>
          <table:table-cell table:style-name="ce1" table:formula="of:=1-(1-[.A43])^(1/[.$D$2])" office:value-type="float" office:value="0.784556530996812">
            <text:p>0,785</text:p>
          </table:table-cell>
          <table:table-cell table:number-columns-repeated="2"/>
        </table:table-row>
        <table:table-row table:style-name="ro1">
          <table:table-cell table:formula="of:=[.A43]+0.025" office:value-type="float" office:value="0.925">
            <text:p>0,925</text:p>
          </table:table-cell>
          <table:table-cell table:formula="of:=[.A44]" office:value-type="float" office:value="0.925">
            <text:p>0,925</text:p>
          </table:table-cell>
          <table:table-cell table:formula="of:=1-(1-[.$A44])^([.$D$2])" office:value-type="float" office:value="0.979460404093556">
            <text:p>0,979</text:p>
          </table:table-cell>
          <table:table-cell table:style-name="ce1" table:formula="of:=[.$A44]^([.$D$2])" office:value-type="float" office:value="0.8896365128523">
            <text:p>0,890</text:p>
          </table:table-cell>
          <table:table-cell table:style-name="ce1" table:formula="of:=[.$D$2]*[.A44]^3+(1-[.$D$2]-[.$E$2])*[.A44]^2+[.$E$2]*[.A44]" office:value-type="float" office:value="0.880773437500001">
            <text:p>0,881</text:p>
          </table:table-cell>
          <table:table-cell table:style-name="ce1" table:formula="of:=1-(1-[.A44])^(1/[.$D$2])" office:value-type="float" office:value="0.822155334775498">
            <text:p>0,822</text:p>
          </table:table-cell>
          <table:table-cell table:number-columns-repeated="2"/>
        </table:table-row>
        <table:table-row table:style-name="ro1">
          <table:table-cell table:formula="of:=[.A44]+0.025" office:value-type="float" office:value="0.950000000000001">
            <text:p>0,950</text:p>
          </table:table-cell>
          <table:table-cell table:formula="of:=[.A45]" office:value-type="float" office:value="0.950000000000001">
            <text:p>0,950</text:p>
          </table:table-cell>
          <table:table-cell table:formula="of:=1-(1-[.$A45])^([.$D$2])" office:value-type="float" office:value="0.988819660112501">
            <text:p>0,989</text:p>
          </table:table-cell>
          <table:table-cell table:style-name="ce1" table:formula="of:=[.$A45]^([.$D$2])" office:value-type="float" office:value="0.925945462756852">
            <text:p>0,926</text:p>
          </table:table-cell>
          <table:table-cell table:style-name="ce1" table:formula="of:=[.$D$2]*[.A45]^3+(1-[.$D$2]-[.$E$2])*[.A45]^2+[.$E$2]*[.A45]" office:value-type="float" office:value="0.917937500000001">
            <text:p>0,918</text:p>
          </table:table-cell>
          <table:table-cell table:style-name="ce1" table:formula="of:=1-(1-[.A45])^(1/[.$D$2])" office:value-type="float" office:value="0.864279119170256">
            <text:p>0,864</text:p>
          </table:table-cell>
          <table:table-cell table:number-columns-repeated="2"/>
        </table:table-row>
        <table:table-row table:style-name="ro1">
          <table:table-cell table:formula="of:=[.A45]+0.025" office:value-type="float" office:value="0.975000000000001">
            <text:p>0,975</text:p>
          </table:table-cell>
          <table:table-cell table:formula="of:=[.A46]" office:value-type="float" office:value="0.975000000000001">
            <text:p>0,975</text:p>
          </table:table-cell>
          <table:table-cell table:formula="of:=1-(1-[.$A46])^([.$D$2])" office:value-type="float" office:value="0.99604715292479">
            <text:p>0,996</text:p>
          </table:table-cell>
          <table:table-cell table:style-name="ce1" table:formula="of:=[.$A46]^([.$D$2])" office:value-type="float" office:value="0.962735360833911">
            <text:p>0,963</text:p>
          </table:table-cell>
          <table:table-cell table:style-name="ce1" table:formula="of:=[.$D$2]*[.A46]^3+(1-[.$D$2]-[.$E$2])*[.A46]^2+[.$E$2]*[.A46]" office:value-type="float" office:value="0.957632812500001">
            <text:p>0,958</text:p>
          </table:table-cell>
          <table:table-cell table:style-name="ce1" table:formula="of:=1-(1-[.A46])^(1/[.$D$2])" office:value-type="float" office:value="0.914501202666166">
            <text:p>0,915</text:p>
          </table:table-cell>
          <table:table-cell table:number-columns-repeated="2"/>
        </table:table-row>
        <table:table-row table:style-name="ro1">
          <table:table-cell table:formula="of:=[.A46]+0.025" office:value-type="float" office:value="1">
            <text:p>1,000</text:p>
          </table:table-cell>
          <table:table-cell table:formula="of:=[.A47]" office:value-type="float" office:value="1">
            <text:p>1,000</text:p>
          </table:table-cell>
          <table:table-cell table:formula="of:=1-(1-[.$A47])^([.$D$2])" office:value-type="float" office:value="1">
            <text:p>1,000</text:p>
          </table:table-cell>
          <table:table-cell table:style-name="ce1" table:formula="of:=[.$A47]^([.$D$2])" office:value-type="float" office:value="1">
            <text:p>1,000</text:p>
          </table:table-cell>
          <table:table-cell table:style-name="ce1" table:formula="of:=[.$D$2]*[.A47]^3+(1-[.$D$2]-[.$E$2])*[.A47]^2+[.$E$2]*[.A47]" office:value-type="float" office:value="1">
            <text:p>1,000</text:p>
          </table:table-cell>
          <table:table-cell table:style-name="ce1" table:formula="of:=1-(1-[.A47])^(1/[.$D$2])" office:value-type="float" office:value="1">
            <text:p>1,000</text:p>
          </table:table-cell>
          <table:table-cell table:number-columns-repeated="2"/>
        </table:table-row>
        <table:table-row table:style-name="ro1" table:number-rows-repeated="65488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Foglio2" table:style-name="ta1" table:print="false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formula="of:=(-2*[.C5])/50" office:value-type="float" office:value="0.04">
            <text:p>0,0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y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-1">
            <text:p>-1,000</text:p>
          </table:table-cell>
          <table:table-cell/>
          <table:table-cell table:style-name="ce2"/>
          <table:table-cell/>
        </table:table-row>
        <table:table-row table:style-name="ro1">
          <table:table-cell/>
          <table:table-cell table:formula="of:=[.B5]+1" office:value-type="float" office:value="2">
            <text:p>2</text:p>
          </table:table-cell>
          <table:table-cell table:formula="of:=[.C5]+[.$B$3]" office:value-type="float" office:value="-0.96">
            <text:p>-0,960</text:p>
          </table:table-cell>
          <table:table-cell/>
          <table:table-cell table:style-name="ce2"/>
          <table:table-cell/>
        </table:table-row>
        <table:table-row table:style-name="ro1">
          <table:table-cell/>
          <table:table-cell table:formula="of:=[.B6]+1" office:value-type="float" office:value="3">
            <text:p>3</text:p>
          </table:table-cell>
          <table:table-cell table:formula="of:=[.C6]+[.$B$3]" office:value-type="float" office:value="-0.92">
            <text:p>-0,920</text:p>
          </table:table-cell>
          <table:table-cell/>
          <table:table-cell table:style-name="ce2"/>
          <table:table-cell/>
        </table:table-row>
        <table:table-row table:style-name="ro1">
          <table:table-cell/>
          <table:table-cell table:formula="of:=[.B7]+1" office:value-type="float" office:value="4">
            <text:p>4</text:p>
          </table:table-cell>
          <table:table-cell table:formula="of:=[.C7]+[.$B$3]" office:value-type="float" office:value="-0.88">
            <text:p>-0,880</text:p>
          </table:table-cell>
          <table:table-cell/>
          <table:table-cell table:style-name="ce2"/>
          <table:table-cell/>
        </table:table-row>
        <table:table-row table:style-name="ro1">
          <table:table-cell/>
          <table:table-cell table:formula="of:=[.B8]+1" office:value-type="float" office:value="5">
            <text:p>5</text:p>
          </table:table-cell>
          <table:table-cell table:formula="of:=[.C8]+[.$B$3]" office:value-type="float" office:value="-0.84">
            <text:p>-0,840</text:p>
          </table:table-cell>
          <table:table-cell/>
          <table:table-cell table:style-name="ce2"/>
          <table:table-cell/>
        </table:table-row>
        <table:table-row table:style-name="ro1">
          <table:table-cell/>
          <table:table-cell table:formula="of:=[.B9]+1" office:value-type="float" office:value="6">
            <text:p>6</text:p>
          </table:table-cell>
          <table:table-cell table:formula="of:=[.C9]+[.$B$3]" office:value-type="float" office:value="-0.8">
            <text:p>-0,800</text:p>
          </table:table-cell>
          <table:table-cell/>
          <table:table-cell table:style-name="ce2"/>
          <table:table-cell/>
        </table:table-row>
        <table:table-row table:style-name="ro1">
          <table:table-cell/>
          <table:table-cell table:formula="of:=[.B10]+1" office:value-type="float" office:value="7">
            <text:p>7</text:p>
          </table:table-cell>
          <table:table-cell table:formula="of:=[.C10]+[.$B$3]" office:value-type="float" office:value="-0.76">
            <text:p>-0,760</text:p>
          </table:table-cell>
          <table:table-cell/>
          <table:table-cell table:style-name="ce2"/>
          <table:table-cell/>
        </table:table-row>
        <table:table-row table:style-name="ro1">
          <table:table-cell/>
          <table:table-cell table:formula="of:=[.B11]+1" office:value-type="float" office:value="8">
            <text:p>8</text:p>
          </table:table-cell>
          <table:table-cell table:formula="of:=[.C11]+[.$B$3]" office:value-type="float" office:value="-0.72">
            <text:p>-0,720</text:p>
          </table:table-cell>
          <table:table-cell/>
          <table:table-cell table:style-name="ce2"/>
          <table:table-cell/>
        </table:table-row>
        <table:table-row table:style-name="ro1">
          <table:table-cell/>
          <table:table-cell table:formula="of:=[.B12]+1" office:value-type="float" office:value="9">
            <text:p>9</text:p>
          </table:table-cell>
          <table:table-cell table:formula="of:=[.C12]+[.$B$3]" office:value-type="float" office:value="-0.68">
            <text:p>-0,680</text:p>
          </table:table-cell>
          <table:table-cell/>
          <table:table-cell table:style-name="ce2"/>
          <table:table-cell/>
        </table:table-row>
        <table:table-row table:style-name="ro1">
          <table:table-cell/>
          <table:table-cell table:formula="of:=[.B13]+1" office:value-type="float" office:value="10">
            <text:p>10</text:p>
          </table:table-cell>
          <table:table-cell table:formula="of:=[.C13]+[.$B$3]" office:value-type="float" office:value="-0.64">
            <text:p>-0,640</text:p>
          </table:table-cell>
          <table:table-cell/>
          <table:table-cell table:style-name="ce2"/>
          <table:table-cell/>
        </table:table-row>
        <table:table-row table:style-name="ro1">
          <table:table-cell/>
          <table:table-cell table:formula="of:=[.B14]+1" office:value-type="float" office:value="11">
            <text:p>11</text:p>
          </table:table-cell>
          <table:table-cell table:formula="of:=[.C14]+[.$B$3]" office:value-type="float" office:value="-0.6">
            <text:p>-0,600</text:p>
          </table:table-cell>
          <table:table-cell/>
          <table:table-cell table:style-name="ce2"/>
          <table:table-cell/>
        </table:table-row>
        <table:table-row table:style-name="ro1">
          <table:table-cell/>
          <table:table-cell table:formula="of:=[.B15]+1" office:value-type="float" office:value="12">
            <text:p>12</text:p>
          </table:table-cell>
          <table:table-cell table:formula="of:=[.C15]+[.$B$3]" office:value-type="float" office:value="-0.56">
            <text:p>-0,560</text:p>
          </table:table-cell>
          <table:table-cell/>
          <table:table-cell table:style-name="ce2"/>
          <table:table-cell/>
        </table:table-row>
        <table:table-row table:style-name="ro1">
          <table:table-cell/>
          <table:table-cell table:formula="of:=[.B16]+1" office:value-type="float" office:value="13">
            <text:p>13</text:p>
          </table:table-cell>
          <table:table-cell table:formula="of:=[.C16]+[.$B$3]" office:value-type="float" office:value="-0.52">
            <text:p>-0,520</text:p>
          </table:table-cell>
          <table:table-cell/>
          <table:table-cell table:style-name="ce2"/>
          <table:table-cell/>
        </table:table-row>
        <table:table-row table:style-name="ro1">
          <table:table-cell/>
          <table:table-cell table:formula="of:=[.B17]+1" office:value-type="float" office:value="14">
            <text:p>14</text:p>
          </table:table-cell>
          <table:table-cell table:formula="of:=[.C17]+[.$B$3]" office:value-type="float" office:value="-0.48">
            <text:p>-0,480</text:p>
          </table:table-cell>
          <table:table-cell/>
          <table:table-cell table:style-name="ce2"/>
          <table:table-cell/>
        </table:table-row>
        <table:table-row table:style-name="ro1">
          <table:table-cell/>
          <table:table-cell table:formula="of:=[.B18]+1" office:value-type="float" office:value="15">
            <text:p>15</text:p>
          </table:table-cell>
          <table:table-cell table:formula="of:=[.C18]+[.$B$3]" office:value-type="float" office:value="-0.44">
            <text:p>-0,440</text:p>
          </table:table-cell>
          <table:table-cell/>
          <table:table-cell table:style-name="ce2"/>
          <table:table-cell/>
        </table:table-row>
        <table:table-row table:style-name="ro1">
          <table:table-cell/>
          <table:table-cell table:formula="of:=[.B19]+1" office:value-type="float" office:value="16">
            <text:p>16</text:p>
          </table:table-cell>
          <table:table-cell table:formula="of:=[.C19]+[.$B$3]" office:value-type="float" office:value="-0.4">
            <text:p>-0,400</text:p>
          </table:table-cell>
          <table:table-cell/>
          <table:table-cell table:style-name="ce2"/>
          <table:table-cell/>
        </table:table-row>
        <table:table-row table:style-name="ro1">
          <table:table-cell/>
          <table:table-cell table:formula="of:=[.B20]+1" office:value-type="float" office:value="17">
            <text:p>17</text:p>
          </table:table-cell>
          <table:table-cell table:formula="of:=[.C20]+[.$B$3]" office:value-type="float" office:value="-0.36">
            <text:p>-0,360</text:p>
          </table:table-cell>
          <table:table-cell/>
          <table:table-cell table:style-name="ce2"/>
          <table:table-cell/>
        </table:table-row>
        <table:table-row table:style-name="ro1">
          <table:table-cell/>
          <table:table-cell table:formula="of:=[.B21]+1" office:value-type="float" office:value="18">
            <text:p>18</text:p>
          </table:table-cell>
          <table:table-cell table:formula="of:=[.C21]+[.$B$3]" office:value-type="float" office:value="-0.32">
            <text:p>-0,320</text:p>
          </table:table-cell>
          <table:table-cell/>
          <table:table-cell table:style-name="ce2"/>
          <table:table-cell/>
        </table:table-row>
        <table:table-row table:style-name="ro1">
          <table:table-cell/>
          <table:table-cell table:formula="of:=[.B22]+1" office:value-type="float" office:value="19">
            <text:p>19</text:p>
          </table:table-cell>
          <table:table-cell table:formula="of:=[.C22]+[.$B$3]" office:value-type="float" office:value="-0.28">
            <text:p>-0,280</text:p>
          </table:table-cell>
          <table:table-cell/>
          <table:table-cell table:style-name="ce2"/>
          <table:table-cell/>
        </table:table-row>
        <table:table-row table:style-name="ro1">
          <table:table-cell/>
          <table:table-cell table:formula="of:=[.B23]+1" office:value-type="float" office:value="20">
            <text:p>20</text:p>
          </table:table-cell>
          <table:table-cell table:formula="of:=[.C23]+[.$B$3]" office:value-type="float" office:value="-0.24">
            <text:p>-0,240</text:p>
          </table:table-cell>
          <table:table-cell/>
          <table:table-cell table:style-name="ce2"/>
          <table:table-cell/>
        </table:table-row>
        <table:table-row table:style-name="ro1">
          <table:table-cell/>
          <table:table-cell table:formula="of:=[.B24]+1" office:value-type="float" office:value="21">
            <text:p>21</text:p>
          </table:table-cell>
          <table:table-cell table:formula="of:=[.C24]+[.$B$3]" office:value-type="float" office:value="-0.2">
            <text:p>-0,200</text:p>
          </table:table-cell>
          <table:table-cell/>
          <table:table-cell table:style-name="ce2"/>
          <table:table-cell/>
        </table:table-row>
        <table:table-row table:style-name="ro1">
          <table:table-cell/>
          <table:table-cell table:formula="of:=[.B25]+1" office:value-type="float" office:value="22">
            <text:p>22</text:p>
          </table:table-cell>
          <table:table-cell table:formula="of:=[.C25]+[.$B$3]" office:value-type="float" office:value="-0.16">
            <text:p>-0,160</text:p>
          </table:table-cell>
          <table:table-cell/>
          <table:table-cell table:style-name="ce2"/>
          <table:table-cell/>
        </table:table-row>
        <table:table-row table:style-name="ro1">
          <table:table-cell/>
          <table:table-cell table:formula="of:=[.B26]+1" office:value-type="float" office:value="23">
            <text:p>23</text:p>
          </table:table-cell>
          <table:table-cell table:formula="of:=[.C26]+[.$B$3]" office:value-type="float" office:value="-0.12">
            <text:p>-0,120</text:p>
          </table:table-cell>
          <table:table-cell/>
          <table:table-cell table:style-name="ce2"/>
          <table:table-cell/>
        </table:table-row>
        <table:table-row table:style-name="ro1">
          <table:table-cell/>
          <table:table-cell table:formula="of:=[.B27]+1" office:value-type="float" office:value="24">
            <text:p>24</text:p>
          </table:table-cell>
          <table:table-cell table:formula="of:=[.C27]+[.$B$3]" office:value-type="float" office:value="-0.0799999999999997">
            <text:p>-0,080</text:p>
          </table:table-cell>
          <table:table-cell/>
          <table:table-cell table:style-name="ce2"/>
          <table:table-cell/>
        </table:table-row>
        <table:table-row table:style-name="ro1">
          <table:table-cell/>
          <table:table-cell table:formula="of:=[.B28]+1" office:value-type="float" office:value="25">
            <text:p>25</text:p>
          </table:table-cell>
          <table:table-cell table:formula="of:=[.C28]+[.$B$3]" office:value-type="float" office:value="-0.0399999999999997">
            <text:p>-0,040</text:p>
          </table:table-cell>
          <table:table-cell/>
          <table:table-cell table:style-name="ce2"/>
          <table:table-cell/>
        </table:table-row>
        <table:table-row table:style-name="ro1">
          <table:table-cell/>
          <table:table-cell table:formula="of:=[.B29]+1" office:value-type="float" office:value="26">
            <text:p>26</text:p>
          </table:table-cell>
          <table:table-cell table:formula="of:=[.C29]+[.$B$3]" office:value-type="float" office:value="3.46944695195361E-016">
            <text:p>0,000</text:p>
          </table:table-cell>
          <table:table-cell/>
          <table:table-cell table:style-name="ce2"/>
          <table:table-cell>
            <draw:frame table:end-cell-address="Foglio2.M63" table:end-x="1.083cm" table:end-y="0.273cm" draw:z-index="0" draw:style-name="gr1" svg:width="16.796cm" svg:height="15.085cm" svg:x="0.094cm" svg:y="0.091cm">
              <draw:object draw:notify-on-update-of-ranges="Foglio2.E4:Foglio2.E4 Foglio2.E5:Foglio2.E55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/>
          <table:table-cell table:formula="of:=[.B30]+1" office:value-type="float" office:value="27">
            <text:p>27</text:p>
          </table:table-cell>
          <table:table-cell table:formula="of:=[.C30]+[.$B$3]" office:value-type="float" office:value="0.0400000000000003">
            <text:p>0,040</text:p>
          </table:table-cell>
          <table:table-cell/>
          <table:table-cell table:style-name="ce2"/>
          <table:table-cell/>
        </table:table-row>
        <table:table-row table:style-name="ro1">
          <table:table-cell/>
          <table:table-cell table:formula="of:=[.B31]+1" office:value-type="float" office:value="28">
            <text:p>28</text:p>
          </table:table-cell>
          <table:table-cell table:formula="of:=[.C31]+[.$B$3]" office:value-type="float" office:value="0.0800000000000004">
            <text:p>0,080</text:p>
          </table:table-cell>
          <table:table-cell/>
          <table:table-cell table:style-name="ce2"/>
          <table:table-cell/>
        </table:table-row>
        <table:table-row table:style-name="ro1">
          <table:table-cell/>
          <table:table-cell table:formula="of:=[.B32]+1" office:value-type="float" office:value="29">
            <text:p>29</text:p>
          </table:table-cell>
          <table:table-cell table:formula="of:=[.C32]+[.$B$3]" office:value-type="float" office:value="0.12">
            <text:p>0,120</text:p>
          </table:table-cell>
          <table:table-cell/>
          <table:table-cell table:style-name="ce2"/>
          <table:table-cell/>
        </table:table-row>
        <table:table-row table:style-name="ro1">
          <table:table-cell/>
          <table:table-cell table:formula="of:=[.B33]+1" office:value-type="float" office:value="30">
            <text:p>30</text:p>
          </table:table-cell>
          <table:table-cell table:formula="of:=[.C33]+[.$B$3]" office:value-type="float" office:value="0.16">
            <text:p>0,160</text:p>
          </table:table-cell>
          <table:table-cell/>
          <table:table-cell table:style-name="ce2"/>
          <table:table-cell/>
        </table:table-row>
        <table:table-row table:style-name="ro1">
          <table:table-cell/>
          <table:table-cell table:formula="of:=[.B34]+1" office:value-type="float" office:value="31">
            <text:p>31</text:p>
          </table:table-cell>
          <table:table-cell table:formula="of:=[.C34]+[.$B$3]" office:value-type="float" office:value="0.2">
            <text:p>0,200</text:p>
          </table:table-cell>
          <table:table-cell/>
          <table:table-cell table:style-name="ce2"/>
          <table:table-cell/>
        </table:table-row>
        <table:table-row table:style-name="ro1">
          <table:table-cell/>
          <table:table-cell table:formula="of:=[.B35]+1" office:value-type="float" office:value="32">
            <text:p>32</text:p>
          </table:table-cell>
          <table:table-cell table:formula="of:=[.C35]+[.$B$3]" office:value-type="float" office:value="0.24">
            <text:p>0,240</text:p>
          </table:table-cell>
          <table:table-cell/>
          <table:table-cell table:style-name="ce2"/>
          <table:table-cell/>
        </table:table-row>
        <table:table-row table:style-name="ro1">
          <table:table-cell/>
          <table:table-cell table:formula="of:=[.B36]+1" office:value-type="float" office:value="33">
            <text:p>33</text:p>
          </table:table-cell>
          <table:table-cell table:formula="of:=[.C36]+[.$B$3]" office:value-type="float" office:value="0.28">
            <text:p>0,280</text:p>
          </table:table-cell>
          <table:table-cell/>
          <table:table-cell table:style-name="ce2"/>
          <table:table-cell/>
        </table:table-row>
        <table:table-row table:style-name="ro1">
          <table:table-cell/>
          <table:table-cell table:formula="of:=[.B37]+1" office:value-type="float" office:value="34">
            <text:p>34</text:p>
          </table:table-cell>
          <table:table-cell table:formula="of:=[.C37]+[.$B$3]" office:value-type="float" office:value="0.32">
            <text:p>0,320</text:p>
          </table:table-cell>
          <table:table-cell/>
          <table:table-cell table:style-name="ce2"/>
          <table:table-cell/>
        </table:table-row>
        <table:table-row table:style-name="ro1">
          <table:table-cell/>
          <table:table-cell table:formula="of:=[.B38]+1" office:value-type="float" office:value="35">
            <text:p>35</text:p>
          </table:table-cell>
          <table:table-cell table:formula="of:=[.C38]+[.$B$3]" office:value-type="float" office:value="0.36">
            <text:p>0,360</text:p>
          </table:table-cell>
          <table:table-cell/>
          <table:table-cell table:style-name="ce2"/>
          <table:table-cell/>
        </table:table-row>
        <table:table-row table:style-name="ro1">
          <table:table-cell/>
          <table:table-cell table:formula="of:=[.B39]+1" office:value-type="float" office:value="36">
            <text:p>36</text:p>
          </table:table-cell>
          <table:table-cell table:formula="of:=[.C39]+[.$B$3]" office:value-type="float" office:value="0.4">
            <text:p>0,400</text:p>
          </table:table-cell>
          <table:table-cell/>
          <table:table-cell table:style-name="ce2"/>
          <table:table-cell/>
        </table:table-row>
        <table:table-row table:style-name="ro1">
          <table:table-cell/>
          <table:table-cell table:formula="of:=[.B40]+1" office:value-type="float" office:value="37">
            <text:p>37</text:p>
          </table:table-cell>
          <table:table-cell table:formula="of:=[.C40]+[.$B$3]" office:value-type="float" office:value="0.44">
            <text:p>0,440</text:p>
          </table:table-cell>
          <table:table-cell/>
          <table:table-cell table:style-name="ce2"/>
          <table:table-cell/>
        </table:table-row>
        <table:table-row table:style-name="ro1">
          <table:table-cell/>
          <table:table-cell table:formula="of:=[.B41]+1" office:value-type="float" office:value="38">
            <text:p>38</text:p>
          </table:table-cell>
          <table:table-cell table:formula="of:=[.C41]+[.$B$3]" office:value-type="float" office:value="0.48">
            <text:p>0,480</text:p>
          </table:table-cell>
          <table:table-cell/>
          <table:table-cell table:style-name="ce2"/>
          <table:table-cell/>
        </table:table-row>
        <table:table-row table:style-name="ro1">
          <table:table-cell/>
          <table:table-cell table:formula="of:=[.B42]+1" office:value-type="float" office:value="39">
            <text:p>39</text:p>
          </table:table-cell>
          <table:table-cell table:formula="of:=[.C42]+[.$B$3]" office:value-type="float" office:value="0.52">
            <text:p>0,520</text:p>
          </table:table-cell>
          <table:table-cell/>
          <table:table-cell table:style-name="ce2"/>
          <table:table-cell/>
        </table:table-row>
        <table:table-row table:style-name="ro1">
          <table:table-cell/>
          <table:table-cell table:formula="of:=[.B43]+1" office:value-type="float" office:value="40">
            <text:p>40</text:p>
          </table:table-cell>
          <table:table-cell table:formula="of:=[.C43]+[.$B$3]" office:value-type="float" office:value="0.56">
            <text:p>0,560</text:p>
          </table:table-cell>
          <table:table-cell/>
          <table:table-cell table:style-name="ce2"/>
          <table:table-cell/>
        </table:table-row>
        <table:table-row table:style-name="ro1">
          <table:table-cell/>
          <table:table-cell table:formula="of:=[.B44]+1" office:value-type="float" office:value="41">
            <text:p>41</text:p>
          </table:table-cell>
          <table:table-cell table:formula="of:=[.C44]+[.$B$3]" office:value-type="float" office:value="0.6">
            <text:p>0,600</text:p>
          </table:table-cell>
          <table:table-cell/>
          <table:table-cell table:style-name="ce2"/>
          <table:table-cell/>
        </table:table-row>
        <table:table-row table:style-name="ro1">
          <table:table-cell/>
          <table:table-cell table:formula="of:=[.B45]+1" office:value-type="float" office:value="42">
            <text:p>42</text:p>
          </table:table-cell>
          <table:table-cell table:formula="of:=[.C45]+[.$B$3]" office:value-type="float" office:value="0.64">
            <text:p>0,640</text:p>
          </table:table-cell>
          <table:table-cell/>
          <table:table-cell table:style-name="ce2"/>
          <table:table-cell/>
        </table:table-row>
        <table:table-row table:style-name="ro1">
          <table:table-cell/>
          <table:table-cell table:formula="of:=[.B46]+1" office:value-type="float" office:value="43">
            <text:p>43</text:p>
          </table:table-cell>
          <table:table-cell table:formula="of:=[.C46]+[.$B$3]" office:value-type="float" office:value="0.68">
            <text:p>0,680</text:p>
          </table:table-cell>
          <table:table-cell/>
          <table:table-cell table:style-name="ce2"/>
          <table:table-cell/>
        </table:table-row>
        <table:table-row table:style-name="ro1">
          <table:table-cell/>
          <table:table-cell table:formula="of:=[.B47]+1" office:value-type="float" office:value="44">
            <text:p>44</text:p>
          </table:table-cell>
          <table:table-cell table:formula="of:=[.C47]+[.$B$3]" office:value-type="float" office:value="0.72">
            <text:p>0,720</text:p>
          </table:table-cell>
          <table:table-cell/>
          <table:table-cell table:style-name="ce2"/>
          <table:table-cell/>
        </table:table-row>
        <table:table-row table:style-name="ro1">
          <table:table-cell/>
          <table:table-cell table:formula="of:=[.B48]+1" office:value-type="float" office:value="45">
            <text:p>45</text:p>
          </table:table-cell>
          <table:table-cell table:formula="of:=[.C48]+[.$B$3]" office:value-type="float" office:value="0.76">
            <text:p>0,760</text:p>
          </table:table-cell>
          <table:table-cell/>
          <table:table-cell table:style-name="ce2"/>
          <table:table-cell/>
        </table:table-row>
        <table:table-row table:style-name="ro1">
          <table:table-cell/>
          <table:table-cell table:formula="of:=[.B49]+1" office:value-type="float" office:value="46">
            <text:p>46</text:p>
          </table:table-cell>
          <table:table-cell table:formula="of:=[.C49]+[.$B$3]" office:value-type="float" office:value="0.8">
            <text:p>0,800</text:p>
          </table:table-cell>
          <table:table-cell/>
          <table:table-cell table:style-name="ce2"/>
          <table:table-cell/>
        </table:table-row>
        <table:table-row table:style-name="ro1">
          <table:table-cell/>
          <table:table-cell table:formula="of:=[.B50]+1" office:value-type="float" office:value="47">
            <text:p>47</text:p>
          </table:table-cell>
          <table:table-cell table:formula="of:=[.C50]+[.$B$3]" office:value-type="float" office:value="0.84">
            <text:p>0,840</text:p>
          </table:table-cell>
          <table:table-cell/>
          <table:table-cell table:style-name="ce2"/>
          <table:table-cell/>
        </table:table-row>
        <table:table-row table:style-name="ro1">
          <table:table-cell/>
          <table:table-cell table:formula="of:=[.B51]+1" office:value-type="float" office:value="48">
            <text:p>48</text:p>
          </table:table-cell>
          <table:table-cell table:formula="of:=[.C51]+[.$B$3]" office:value-type="float" office:value="0.88">
            <text:p>0,880</text:p>
          </table:table-cell>
          <table:table-cell/>
          <table:table-cell table:style-name="ce2"/>
          <table:table-cell/>
        </table:table-row>
        <table:table-row table:style-name="ro1">
          <table:table-cell/>
          <table:table-cell table:formula="of:=[.B52]+1" office:value-type="float" office:value="49">
            <text:p>49</text:p>
          </table:table-cell>
          <table:table-cell table:formula="of:=[.C52]+[.$B$3]" office:value-type="float" office:value="0.92">
            <text:p>0,920</text:p>
          </table:table-cell>
          <table:table-cell/>
          <table:table-cell table:style-name="ce2"/>
          <table:table-cell/>
        </table:table-row>
        <table:table-row table:style-name="ro1">
          <table:table-cell/>
          <table:table-cell table:formula="of:=[.B53]+1" office:value-type="float" office:value="50">
            <text:p>50</text:p>
          </table:table-cell>
          <table:table-cell table:formula="of:=[.C53]+[.$B$3]" office:value-type="float" office:value="0.960000000000001">
            <text:p>0,960</text:p>
          </table:table-cell>
          <table:table-cell/>
          <table:table-cell table:style-name="ce2"/>
          <table:table-cell/>
        </table:table-row>
        <table:table-row table:style-name="ro1">
          <table:table-cell/>
          <table:table-cell table:formula="of:=[.B54]+1" office:value-type="float" office:value="51">
            <text:p>51</text:p>
          </table:table-cell>
          <table:table-cell table:formula="of:=[.C54]+[.$B$3]" office:value-type="float" office:value="1">
            <text:p>1,000</text:p>
          </table:table-cell>
          <table:table-cell/>
          <table:table-cell table:style-name="ce2"/>
          <table:table-cell/>
        </table:table-row>
        <table:table-row table:style-name="ro1" table:number-rows-repeated="6548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Foglio3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/>
          <table:table-cell table:style-name="Default"/>
          <table:table-cell table:number-columns-repeated="3"/>
          <table:table-cell>
            <draw:frame table:end-cell-address="Foglio3.N37" table:end-x="2.008cm" table:end-y="0.095cm" draw:z-index="0" draw:style-name="gr1" svg:width="19.609cm" svg:height="16.353cm" svg:x="0.464cm" svg:y="0cm">
              <draw:object draw:notify-on-update-of-ranges="Foglio3.B4:Foglio3.B4 Foglio3.B5:Foglio3.B45 Foglio3.C4:Foglio3.C4 Foglio3.C5:Foglio3.C4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cos</text:p>
          </table:table-cell>
          <table:table-cell table:number-columns-repeated="3"/>
        </table:table-row>
        <table:table-row table:style-name="ro1">
          <table:table-cell/>
          <table:table-cell table:formula="of:=0" office:value-type="float" office:value="0">
            <text:p>0,000</text:p>
          </table:table-cell>
          <table:table-cell table:formula="of:=(1+COS(([.B5]-1)*3.14))/2" office:value-type="float" office:value="0.000000634136230248661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[.B5]+0.025" office:value-type="float" office:value="0.025">
            <text:p>0,025</text:p>
          </table:table-cell>
          <table:table-cell table:formula="of:=(1+COS(([.B6]-1)*3.14))/2" office:value-type="float" office:value="0.00160285117962961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[.B6]+0.025" office:value-type="float" office:value="0.05">
            <text:p>0,050</text:p>
          </table:table-cell>
          <table:table-cell table:formula="of:=(1+COS(([.B7]-1)*3.14))/2" office:value-type="float" office:value="0.00627473922752614">
            <text:p>0,01</text:p>
          </table:table-cell>
          <table:table-cell table:number-columns-repeated="3"/>
        </table:table-row>
        <table:table-row table:style-name="ro1">
          <table:table-cell/>
          <table:table-cell table:formula="of:=[.B7]+0.025" office:value-type="float" office:value="0.075">
            <text:p>0,075</text:p>
          </table:table-cell>
          <table:table-cell table:formula="of:=(1+COS(([.B8]-1)*3.14))/2" office:value-type="float" office:value="0.0139875237186872">
            <text:p>0,01</text:p>
          </table:table-cell>
          <table:table-cell table:number-columns-repeated="3"/>
        </table:table-row>
        <table:table-row table:style-name="ro1">
          <table:table-cell/>
          <table:table-cell table:formula="of:=[.B8]+0.025" office:value-type="float" office:value="0.1">
            <text:p>0,100</text:p>
          </table:table-cell>
          <table:table-cell table:formula="of:=(1+COS(([.B9]-1)*3.14))/2" office:value-type="float" office:value="0.0246937009485422">
            <text:p>0,02</text:p>
          </table:table-cell>
          <table:table-cell table:number-columns-repeated="3"/>
        </table:table-row>
        <table:table-row table:style-name="ro1">
          <table:table-cell/>
          <table:table-cell table:formula="of:=[.B9]+0.025" office:value-type="float" office:value="0.125">
            <text:p>0,125</text:p>
          </table:table-cell>
          <table:table-cell table:formula="of:=(1+COS(([.B10]-1)*3.14))/2" office:value-type="float" office:value="0.0383273306485938">
            <text:p>0,04</text:p>
          </table:table-cell>
          <table:table-cell table:number-columns-repeated="3"/>
        </table:table-row>
        <table:table-row table:style-name="ro1">
          <table:table-cell/>
          <table:table-cell table:formula="of:=[.B10]+0.025" office:value-type="float" office:value="0.15">
            <text:p>0,150</text:p>
          </table:table-cell>
          <table:table-cell table:formula="of:=(1+COS(([.B11]-1)*3.14))/2" office:value-type="float" office:value="0.0548044421182162">
            <text:p>0,05</text:p>
          </table:table-cell>
          <table:table-cell table:number-columns-repeated="3"/>
        </table:table-row>
        <table:table-row table:style-name="ro1">
          <table:table-cell/>
          <table:table-cell table:formula="of:=[.B11]+0.025" office:value-type="float" office:value="0.175">
            <text:p>0,175</text:p>
          </table:table-cell>
          <table:table-cell table:formula="of:=(1+COS(([.B12]-1)*3.14))/2" office:value-type="float" office:value="0.0740235514074394">
            <text:p>0,07</text:p>
          </table:table-cell>
          <table:table-cell table:number-columns-repeated="3"/>
        </table:table-row>
        <table:table-row table:style-name="ro1">
          <table:table-cell/>
          <table:table-cell table:formula="of:=[.B12]+0.025" office:value-type="float" office:value="0.2">
            <text:p>0,200</text:p>
          </table:table-cell>
          <table:table-cell table:formula="of:=(1+COS(([.B13]-1)*3.14))/2" office:value-type="float" office:value="0.0958662863653448">
            <text:p>0,1</text:p>
          </table:table-cell>
          <table:table-cell table:number-columns-repeated="3"/>
        </table:table-row>
        <table:table-row table:style-name="ro1">
          <table:table-cell/>
          <table:table-cell table:formula="of:=[.B13]+0.025" office:value-type="float" office:value="0.225">
            <text:p>0,225</text:p>
          </table:table-cell>
          <table:table-cell table:formula="of:=(1+COS(([.B14]-1)*3.14))/2" office:value-type="float" office:value="0.120198115704349">
            <text:p>0,12</text:p>
          </table:table-cell>
          <table:table-cell table:number-columns-repeated="3"/>
        </table:table-row>
        <table:table-row table:style-name="ro1">
          <table:table-cell/>
          <table:table-cell table:formula="of:=[.B14]+0.025" office:value-type="float" office:value="0.25">
            <text:p>0,250</text:p>
          </table:table-cell>
          <table:table-cell table:formula="of:=(1+COS(([.B15]-1)*3.14))/2" office:value-type="float" office:value="0.146869177589997">
            <text:p>0,15</text:p>
          </table:table-cell>
          <table:table-cell table:number-columns-repeated="3"/>
        </table:table-row>
        <table:table-row table:style-name="ro1">
          <table:table-cell/>
          <table:table-cell table:formula="of:=[.B15]+0.025" office:value-type="float" office:value="0.275">
            <text:p>0,275</text:p>
          </table:table-cell>
          <table:table-cell table:formula="of:=(1+COS(([.B16]-1)*3.14))/2" office:value-type="float" office:value="0.175715202652927">
            <text:p>0,18</text:p>
          </table:table-cell>
          <table:table-cell table:number-columns-repeated="3"/>
        </table:table-row>
        <table:table-row table:style-name="ro1">
          <table:table-cell/>
          <table:table-cell table:formula="of:=[.B16]+0.025" office:value-type="float" office:value="0.3">
            <text:p>0,300</text:p>
          </table:table-cell>
          <table:table-cell table:formula="of:=(1+COS(([.B17]-1)*3.14))/2" office:value-type="float" office:value="0.20655852573807">
            <text:p>0,21</text:p>
          </table:table-cell>
          <table:table-cell table:number-columns-repeated="3"/>
        </table:table-row>
        <table:table-row table:style-name="ro1">
          <table:table-cell/>
          <table:table-cell table:formula="of:=[.B17]+0.025" office:value-type="float" office:value="0.325">
            <text:p>0,325</text:p>
          </table:table-cell>
          <table:table-cell table:formula="of:=(1+COS(([.B18]-1)*3.14))/2" office:value-type="float" office:value="0.23920918015966">
            <text:p>0,24</text:p>
          </table:table-cell>
          <table:table-cell table:number-columns-repeated="3"/>
        </table:table-row>
        <table:table-row table:style-name="ro1">
          <table:table-cell/>
          <table:table-cell table:formula="of:=[.B18]+0.025" office:value-type="float" office:value="0.35">
            <text:p>0,350</text:p>
          </table:table-cell>
          <table:table-cell table:formula="of:=(1+COS(([.B19]-1)*3.14))/2" office:value-type="float" office:value="0.273466067722426">
            <text:p>0,27</text:p>
          </table:table-cell>
          <table:table-cell table:number-columns-repeated="3"/>
        </table:table-row>
        <table:table-row table:style-name="ro1">
          <table:table-cell/>
          <table:table-cell table:formula="of:=[.B19]+0.025" office:value-type="float" office:value="0.375">
            <text:p>0,375</text:p>
          </table:table-cell>
          <table:table-cell table:formula="of:=(1+COS(([.B20]-1)*3.14))/2" office:value-type="float" office:value="0.309118197302713">
            <text:p>0,31</text:p>
          </table:table-cell>
          <table:table-cell table:number-columns-repeated="3"/>
        </table:table-row>
        <table:table-row table:style-name="ro1">
          <table:table-cell/>
          <table:table-cell table:formula="of:=[.B20]+0.025" office:value-type="float" office:value="0.4">
            <text:p>0,400</text:p>
          </table:table-cell>
          <table:table-cell table:formula="of:=(1+COS(([.B21]-1)*3.14))/2" office:value-type="float" office:value="0.345945984361004">
            <text:p>0,35</text:p>
          </table:table-cell>
          <table:table-cell table:number-columns-repeated="3"/>
        </table:table-row>
        <table:table-row table:style-name="ro1">
          <table:table-cell/>
          <table:table-cell table:formula="of:=[.B21]+0.025" office:value-type="float" office:value="0.425">
            <text:p>0,425</text:p>
          </table:table-cell>
          <table:table-cell table:formula="of:=(1+COS(([.B22]-1)*3.14))/2" office:value-type="float" office:value="0.383722603382022">
            <text:p>0,38</text:p>
          </table:table-cell>
          <table:table-cell table:number-columns-repeated="3"/>
        </table:table-row>
        <table:table-row table:style-name="ro1">
          <table:table-cell/>
          <table:table-cell table:formula="of:=[.B22]+0.025" office:value-type="float" office:value="0.45">
            <text:p>0,450</text:p>
          </table:table-cell>
          <table:table-cell table:formula="of:=(1+COS(([.B23]-1)*3.14))/2" office:value-type="float" office:value="0.422215384912641">
            <text:p>0,42</text:p>
          </table:table-cell>
          <table:table-cell table:number-columns-repeated="3"/>
        </table:table-row>
        <table:table-row table:style-name="ro1">
          <table:table-cell/>
          <table:table-cell table:formula="of:=[.B23]+0.025" office:value-type="float" office:value="0.475">
            <text:p>0,475</text:p>
          </table:table-cell>
          <table:table-cell table:formula="of:=(1+COS(([.B24]-1)*3.14))/2" office:value-type="float" office:value="0.461187248593097">
            <text:p>0,46</text:p>
          </table:table-cell>
          <table:table-cell table:number-columns-repeated="3"/>
        </table:table-row>
        <table:table-row table:style-name="ro1">
          <table:table-cell/>
          <table:table-cell table:formula="of:=[.B24]+0.025" office:value-type="float" office:value="0.5">
            <text:p>0,500</text:p>
          </table:table-cell>
          <table:table-cell table:formula="of:=(1+COS(([.B25]-1)*3.14))/2" office:value-type="float" office:value="0.500398163355367">
            <text:p>0,5</text:p>
          </table:table-cell>
          <table:table-cell table:number-columns-repeated="3"/>
        </table:table-row>
        <table:table-row table:style-name="ro1">
          <table:table-cell/>
          <table:table-cell table:formula="of:=[.B25]+0.025" office:value-type="float" office:value="0.525">
            <text:p>0,525</text:p>
          </table:table-cell>
          <table:table-cell table:formula="of:=(1+COS(([.B26]-1)*3.14))/2" office:value-type="float" office:value="0.539606625795207">
            <text:p>0,54</text:p>
          </table:table-cell>
          <table:table-cell table:number-columns-repeated="3"/>
        </table:table-row>
        <table:table-row table:style-name="ro1">
          <table:table-cell/>
          <table:table-cell table:formula="of:=[.B26]+0.025" office:value-type="float" office:value="0.55">
            <text:p>0,550</text:p>
          </table:table-cell>
          <table:table-cell table:formula="of:=(1+COS(([.B27]-1)*3.14))/2" office:value-type="float" office:value="0.578571147612438">
            <text:p>0,58</text:p>
          </table:table-cell>
          <table:table-cell table:number-columns-repeated="3"/>
        </table:table-row>
        <table:table-row table:style-name="ro1">
          <table:table-cell/>
          <table:table-cell table:formula="of:=[.B27]+0.025" office:value-type="float" office:value="0.575">
            <text:p>0,575</text:p>
          </table:table-cell>
          <table:table-cell table:formula="of:=(1+COS(([.B28]-1)*3.14))/2" office:value-type="float" office:value="0.617051742958207">
            <text:p>0,62</text:p>
          </table:table-cell>
          <table:table-cell table:number-columns-repeated="3"/>
        </table:table-row>
        <table:table-row table:style-name="ro1">
          <table:table-cell/>
          <table:table-cell table:formula="of:=[.B28]+0.025" office:value-type="float" office:value="0.6">
            <text:p>0,600</text:p>
          </table:table-cell>
          <table:table-cell table:formula="of:=(1+COS(([.B29]-1)*3.14))/2" office:value-type="float" office:value="0.654811406528512">
            <text:p>0,65</text:p>
          </table:table-cell>
          <table:table-cell table:number-columns-repeated="3"/>
        </table:table-row>
        <table:table-row table:style-name="ro1">
          <table:table-cell/>
          <table:table-cell table:formula="of:=[.B29]+0.025" office:value-type="float" office:value="0.625">
            <text:p>0,625</text:p>
          </table:table-cell>
          <table:table-cell table:formula="of:=(1+COS(([.B30]-1)*3.14))/2" office:value-type="float" office:value="0.691617573300309">
            <text:p>0,69</text:p>
          </table:table-cell>
          <table:table-cell table:number-columns-repeated="3"/>
        </table:table-row>
        <table:table-row table:style-name="ro1">
          <table:table-cell/>
          <table:table-cell table:formula="of:=[.B30]+0.025" office:value-type="float" office:value="0.65">
            <text:p>0,650</text:p>
          </table:table-cell>
          <table:table-cell table:formula="of:=(1+COS(([.B31]-1)*3.14))/2" office:value-type="float" office:value="0.727243550919532">
            <text:p>0,73</text:p>
          </table:table-cell>
          <table:table-cell table:number-columns-repeated="3"/>
        </table:table-row>
        <table:table-row table:style-name="ro1">
          <table:table-cell/>
          <table:table-cell table:formula="of:=[.B31]+0.025" office:value-type="float" office:value="0.675">
            <text:p>0,675</text:p>
          </table:table-cell>
          <table:table-cell table:formula="of:=(1+COS(([.B32]-1)*3.14))/2" office:value-type="float" office:value="0.761469915918843">
            <text:p>0,76</text:p>
          </table:table-cell>
          <table:table-cell table:number-columns-repeated="3"/>
        </table:table-row>
        <table:table-row table:style-name="ro1">
          <table:table-cell/>
          <table:table-cell table:formula="of:=[.B32]+0.025" office:value-type="float" office:value="0.7">
            <text:p>0,700</text:p>
          </table:table-cell>
          <table:table-cell table:formula="of:=(1+COS(([.B33]-1)*3.14))/2" office:value-type="float" office:value="0.794085865165688">
            <text:p>0,79</text:p>
          </table:table-cell>
          <table:table-cell table:number-columns-repeated="3"/>
        </table:table-row>
        <table:table-row table:style-name="ro1">
          <table:table-cell/>
          <table:table-cell table:formula="of:=[.B33]+0.025" office:value-type="float" office:value="0.725">
            <text:p>0,725</text:p>
          </table:table-cell>
          <table:table-cell table:formula="of:=(1+COS(([.B34]-1)*3.14))/2" office:value-type="float" office:value="0.82489051421696">
            <text:p>0,82</text:p>
          </table:table-cell>
          <table:table-cell table:number-columns-repeated="3"/>
        </table:table-row>
        <table:table-row table:style-name="ro1">
          <table:table-cell/>
          <table:table-cell table:formula="of:=[.B34]+0.025" office:value-type="float" office:value="0.75">
            <text:p>0,750</text:p>
          </table:table-cell>
          <table:table-cell table:formula="of:=(1+COS(([.B35]-1)*3.14))/2" office:value-type="float" office:value="0.8536941345836">
            <text:p>0,85</text:p>
          </table:table-cell>
          <table:table-cell table:number-columns-repeated="3"/>
        </table:table-row>
        <table:table-row table:style-name="ro1">
          <table:table-cell/>
          <table:table-cell table:formula="of:=[.B35]+0.025" office:value-type="float" office:value="0.775">
            <text:p>0,775</text:p>
          </table:table-cell>
          <table:table-cell table:formula="of:=(1+COS(([.B36]-1)*3.14))/2" office:value-type="float" office:value="0.880319322284721">
            <text:p>0,88</text:p>
          </table:table-cell>
          <table:table-cell table:number-columns-repeated="3"/>
        </table:table-row>
        <table:table-row table:style-name="ro1">
          <table:table-cell/>
          <table:table-cell table:formula="of:=[.B36]+0.025" office:value-type="float" office:value="0.8">
            <text:p>0,800</text:p>
          </table:table-cell>
          <table:table-cell table:formula="of:=(1+COS(([.B37]-1)*3.14))/2" office:value-type="float" office:value="0.904602090494016">
            <text:p>0,9</text:p>
          </table:table-cell>
          <table:table-cell table:number-columns-repeated="3"/>
        </table:table-row>
        <table:table-row table:style-name="ro1">
          <table:table-cell/>
          <table:table-cell table:formula="of:=[.B37]+0.025" office:value-type="float" office:value="0.825">
            <text:p>0,825</text:p>
          </table:table-cell>
          <table:table-cell table:formula="of:=(1+COS(([.B38]-1)*3.14))/2" office:value-type="float" office:value="0.92639287954876">
            <text:p>0,93</text:p>
          </table:table-cell>
          <table:table-cell table:number-columns-repeated="3"/>
        </table:table-row>
        <table:table-row table:style-name="ro1">
          <table:table-cell/>
          <table:table-cell table:formula="of:=[.B38]+0.025" office:value-type="float" office:value="0.85">
            <text:p>0,850</text:p>
          </table:table-cell>
          <table:table-cell table:formula="of:=(1+COS(([.B39]-1)*3.14))/2" office:value-type="float" office:value="0.945557478100662">
            <text:p>0,95</text:p>
          </table:table-cell>
          <table:table-cell table:number-columns-repeated="3"/>
        </table:table-row>
        <table:table-row table:style-name="ro1">
          <table:table-cell/>
          <table:table-cell table:formula="of:=[.B39]+0.025" office:value-type="float" office:value="0.875">
            <text:p>0,875</text:p>
          </table:table-cell>
          <table:table-cell table:formula="of:=(1+COS(([.B40]-1)*3.14))/2" office:value-type="float" office:value="0.961977849735136">
            <text:p>0,96</text:p>
          </table:table-cell>
          <table:table-cell table:number-columns-repeated="3"/>
        </table:table-row>
        <table:table-row table:style-name="ro1">
          <table:table-cell/>
          <table:table-cell table:formula="of:=[.B40]+0.025" office:value-type="float" office:value="0.9">
            <text:p>0,900</text:p>
          </table:table-cell>
          <table:table-cell table:formula="of:=(1+COS(([.B41]-1)*3.14))/2" office:value-type="float" office:value="0.975552859967748">
            <text:p>0,98</text:p>
          </table:table-cell>
          <table:table-cell table:number-columns-repeated="3"/>
        </table:table-row>
        <table:table-row table:style-name="ro1">
          <table:table-cell/>
          <table:table-cell table:formula="of:=[.B41]+0.025" office:value-type="float" office:value="0.925">
            <text:p>0,925</text:p>
          </table:table-cell>
          <table:table-cell table:formula="of:=(1+COS(([.B42]-1)*3.14))/2" office:value-type="float" office:value="0.986198899140224">
            <text:p>0,99</text:p>
          </table:table-cell>
          <table:table-cell table:number-columns-repeated="3"/>
        </table:table-row>
        <table:table-row table:style-name="ro1">
          <table:table-cell/>
          <table:table-cell table:formula="of:=[.B42]+0.025" office:value-type="float" office:value="0.950000000000001">
            <text:p>0,950</text:p>
          </table:table-cell>
          <table:table-cell table:formula="of:=(1+COS(([.B43]-1)*3.14))/2" office:value-type="float" office:value="0.993850397379548">
            <text:p>0,99</text:p>
          </table:table-cell>
          <table:table-cell table:number-columns-repeated="3"/>
        </table:table-row>
        <table:table-row table:style-name="ro1">
          <table:table-cell/>
          <table:table-cell table:formula="of:=[.B43]+0.025" office:value-type="float" office:value="0.975000000000001">
            <text:p>0,975</text:p>
          </table:table-cell>
          <table:table-cell table:formula="of:=(1+COS(([.B44]-1)*3.14))/2" office:value-type="float" office:value="0.998460228448456">
            <text:p>1</text:p>
          </table:table-cell>
          <table:table-cell table:number-columns-repeated="3"/>
        </table:table-row>
        <table:table-row table:style-name="ro1">
          <table:table-cell/>
          <table:table-cell table:formula="of:=[.B44]+0.025" office:value-type="float" office:value="1">
            <text:p>1,000</text:p>
          </table:table-cell>
          <table:table-cell table:formula="of:=(1+COS(([.B45]-1)*3.14))/2" office:value-type="float" office:value="1">
            <text:p>1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t" fo:country="I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">
      <number:number number:decimal-places="1" number:min-integer-digits="1"/>
    </number:number-style>
    <number:number-style style:name="N106">
      <number:number number:decimal-places="3" number:min-integer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12">12/04/2010</text:date>, <text:time>00.02.59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D </meta:initial-creator>
    <meta:creation-date>2010-04-10T08:43:09.71</meta:creation-date>
    <dc:date>2010-04-12T00:02:59.18</dc:date>
    <dc:creator>RD </dc:creator>
    <meta:editing-duration>PT11H49M45S</meta:editing-duration>
    <meta:editing-cycles>3</meta:editing-cycles>
    <meta:generator>OpenOffice.org/3.2$Win32 OpenOffice.org_project/320m12$Build-9483</meta:generator>
    <meta:document-statistic meta:table-count="3" meta:cell-count="44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6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06">
      <style:chart-properties chart:display-label="true" chart:logarithmic="false" chart:minimum="0" chart:maximum="1" chart:interval-major="0.25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106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106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 style:data-style-name="N106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0" style:family="chart" style:data-style-name="N106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1" style:family="chart" style:data-style-name="N106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617cm" svg:height="14.746cm" xlink:href=".." chart:class="chart:line" chart:style-name="ch1">
        <chart:legend chart:legend-position="end" svg:x="15.053cm" svg:y="6.211cm" chart:style-name="ch2"/>
        <chart:plot-area chart:style-name="ch3" table:cell-range-address="Foglio1.A6:Foglio1.F47" chart:data-source-has-labels="both" svg:x="0.332cm" svg:y="0.294cm" svg:width="14.39cm" svg:height="13.864cm">
          <chart:axis chart:dimension="x" chart:name="primary-x" chart:style-name="ch4">
            <chart:categories table:cell-range-address="Foglio1.A7:Foglio1.A4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glio1.B7:Foglio1.B47" chart:label-cell-address="Foglio1.B6:Foglio1.B6" chart:class="chart:line">
            <chart:data-point chart:repeated="41"/>
          </chart:series>
          <chart:series chart:style-name="ch8" chart:values-cell-range-address="Foglio1.C7:Foglio1.C47" chart:label-cell-address="Foglio1.C6:Foglio1.C6" chart:class="chart:line">
            <chart:data-point chart:repeated="41"/>
          </chart:series>
          <chart:series chart:style-name="ch9" chart:values-cell-range-address="Foglio1.D7:Foglio1.D47" chart:label-cell-address="Foglio1.D6:Foglio1.D6" chart:class="chart:line">
            <chart:data-point chart:repeated="41"/>
          </chart:series>
          <chart:series chart:style-name="ch10" chart:values-cell-range-address="Foglio1.E7:Foglio1.E47" chart:label-cell-address="Foglio1.E6:Foglio1.E6" chart:class="chart:line">
            <chart:data-point chart:repeated="41"/>
          </chart:series>
          <chart:series chart:style-name="ch11" chart:values-cell-range-address="Foglio1.F7:Foglio1.F47" chart:label-cell-address="Foglio1.F6:Foglio1.F6" chart:class="chart:line">
            <chart:data-point chart:repeated="4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Foglio1.B6:Foglio1.B6">lin</text:p>
              </table:table-cell>
              <table:table-cell office:value-type="string">
                <text:p text:id="Foglio1.C6:Foglio1.C6">sqr</text:p>
              </table:table-cell>
              <table:table-cell office:value-type="string">
                <text:p text:id="Foglio1.D6:Foglio1.D6">exp</text:p>
              </table:table-cell>
              <table:table-cell office:value-type="string">
                <text:p text:id="Foglio1.E6:Foglio1.E6">rad</text:p>
              </table:table-cell>
              <table:table-cell office:value-type="string">
                <text:p text:id="Foglio1.F6:Foglio1.F6">pow</text:p>
              </table:table-cell>
            </table:table-row>
          </table:table-header-rows>
          <table:table-rows>
            <table:table-row>
              <table:table-cell office:value-type="string">
                <text:p text:id="Foglio1.A7:Foglio1.A47">0,000</text:p>
              </table:table-cell>
              <table:table-cell office:value-type="float" office:value="0">
                <text:p text:id="Foglio1.B7:Foglio1.B47">0</text:p>
              </table:table-cell>
              <table:table-cell office:value-type="float" office:value="0">
                <text:p text:id="Foglio1.C7:Foglio1.C47">0</text:p>
              </table:table-cell>
              <table:table-cell office:value-type="float" office:value="0">
                <text:p text:id="Foglio1.D7:Foglio1.D47">0</text:p>
              </table:table-cell>
              <table:table-cell office:value-type="float" office:value="0">
                <text:p text:id="Foglio1.E7:Foglio1.E47">0</text:p>
              </table:table-cell>
              <table:table-cell office:value-type="float" office:value="0">
                <text:p text:id="Foglio1.F7:Foglio1.F47">0</text:p>
              </table:table-cell>
            </table:table-row>
            <table:table-row>
              <table:table-cell office:value-type="string">
                <text:p>0,025</text:p>
              </table:table-cell>
              <table:table-cell office:value-type="float" office:value="0.025">
                <text:p>0.025</text:p>
              </table:table-cell>
              <table:table-cell office:value-type="float" office:value="0.0372646391660895">
                <text:p>0.0372646391660895</text:p>
              </table:table-cell>
              <table:table-cell office:value-type="float" office:value="0.00395284707521047">
                <text:p>0.00395284707521047</text:p>
              </table:table-cell>
              <table:table-cell office:value-type="float" office:value="0.0423671875">
                <text:p>0.0423671875</text:p>
              </table:table-cell>
              <table:table-cell office:value-type="float" office:value="0.0167368941596163">
                <text:p>0.0167368941596163</text:p>
              </table:table-cell>
            </table:table-row>
            <table:table-row>
              <table:table-cell office:value-type="string">
                <text:p>0,050</text:p>
              </table:table-cell>
              <table:table-cell office:value-type="float" office:value="0.05">
                <text:p>0.05</text:p>
              </table:table-cell>
              <table:table-cell office:value-type="float" office:value="0.0740545372431485">
                <text:p>0.0740545372431485</text:p>
              </table:table-cell>
              <table:table-cell office:value-type="float" office:value="0.011180339887499">
                <text:p>0.011180339887499</text:p>
              </table:table-cell>
              <table:table-cell office:value-type="float" office:value="0.0820625">
                <text:p>0.0820625</text:p>
              </table:table-cell>
              <table:table-cell office:value-type="float" office:value="0.0336174702184541">
                <text:p>0.0336174702184541</text:p>
              </table:table-cell>
            </table:table-row>
            <table:table-row>
              <table:table-cell office:value-type="string">
                <text:p>0,075</text:p>
              </table:table-cell>
              <table:table-cell office:value-type="float" office:value="0.075">
                <text:p>0.075</text:p>
              </table:table-cell>
              <table:table-cell office:value-type="float" office:value="0.1103634871477">
                <text:p>0.1103634871477</text:p>
              </table:table-cell>
              <table:table-cell office:value-type="float" office:value="0.0205395959064437">
                <text:p>0.0205395959064437</text:p>
              </table:table-cell>
              <table:table-cell office:value-type="float" office:value="0.1192265625">
                <text:p>0.1192265625</text:p>
              </table:table-cell>
              <table:table-cell office:value-type="float" office:value="0.0506467929830967">
                <text:p>0.0506467929830967</text:p>
              </table:table-cell>
            </table:table-row>
            <table:table-row>
              <table:table-cell office:value-type="string">
                <text:p>0,100</text:p>
              </table:table-cell>
              <table:table-cell office:value-type="float" office:value="0.1">
                <text:p>0.1</text:p>
              </table:table-cell>
              <table:table-cell office:value-type="float" office:value="0.146185031754538">
                <text:p>0.146185031754538</text:p>
              </table:table-cell>
              <table:table-cell office:value-type="float" office:value="0.0316227766016838">
                <text:p>0.0316227766016838</text:p>
              </table:table-cell>
              <table:table-cell office:value-type="float" office:value="0.154">
                <text:p>0.154</text:p>
              </table:table-cell>
              <table:table-cell office:value-type="float" office:value="0.0678302482138423">
                <text:p>0.0678302482138423</text:p>
              </table:table-cell>
            </table:table-row>
            <table:table-row>
              <table:table-cell office:value-type="string">
                <text:p>0,125</text:p>
              </table:table-cell>
              <table:table-cell office:value-type="float" office:value="0.125">
                <text:p>0.125</text:p>
              </table:table-cell>
              <table:table-cell office:value-type="float" office:value="0.1815124466432">
                <text:p>0.1815124466432</text:p>
              </table:table-cell>
              <table:table-cell office:value-type="float" office:value="0.0441941738241592">
                <text:p>0.0441941738241592</text:p>
              </table:table-cell>
              <table:table-cell office:value-type="float" office:value="0.1865234375">
                <text:p>0.1865234375</text:p>
              </table:table-cell>
              <table:table-cell office:value-type="float" office:value="0.0851735724942572">
                <text:p>0.0851735724942572</text:p>
              </table:table-cell>
            </table:table-row>
            <table:table-row>
              <table:table-cell office:value-type="string">
                <text:p>0,150</text:p>
              </table:table-cell>
              <table:table-cell office:value-type="float" office:value="0.15">
                <text:p>0.15</text:p>
              </table:table-cell>
              <table:table-cell office:value-type="float" office:value="0.216338721130105">
                <text:p>0.216338721130105</text:p>
              </table:table-cell>
              <table:table-cell office:value-type="float" office:value="0.0580947501931113">
                <text:p>0.0580947501931113</text:p>
              </table:table-cell>
              <table:table-cell office:value-type="float" office:value="0.2169375">
                <text:p>0.2169375</text:p>
              </table:table-cell>
              <table:table-cell office:value-type="float" office:value="0.102682886818699">
                <text:p>0.102682886818699</text:p>
              </table:table-cell>
            </table:table-row>
            <table:table-row>
              <table:table-cell office:value-type="string">
                <text:p>0,175</text:p>
              </table:table-cell>
              <table:table-cell office:value-type="float" office:value="0.175">
                <text:p>0.175</text:p>
              </table:table-cell>
              <table:table-cell office:value-type="float" office:value="0.250656537360871">
                <text:p>0.250656537360871</text:p>
              </table:table-cell>
              <table:table-cell office:value-type="float" office:value="0.0732077523217316">
                <text:p>0.0732077523217316</text:p>
              </table:table-cell>
              <table:table-cell office:value-type="float" office:value="0.2453828125">
                <text:p>0.2453828125</text:p>
              </table:table-cell>
              <table:table-cell office:value-type="float" office:value="0.120364734484316">
                <text:p>0.120364734484316</text:p>
              </table:table-cell>
            </table:table-row>
            <table:table-row>
              <table:table-cell office:value-type="string">
                <text:p>0,200</text:p>
              </table:table-cell>
              <table:table-cell office:value-type="float" office:value="0.2">
                <text:p>0.2</text:p>
              </table:table-cell>
              <table:table-cell office:value-type="float" office:value="0.284458247200067">
                <text:p>0.284458247200067</text:p>
              </table:table-cell>
              <table:table-cell office:value-type="float" office:value="0.0894427190999916">
                <text:p>0.0894427190999916</text:p>
              </table:table-cell>
              <table:table-cell office:value-type="float" office:value="0.272">
                <text:p>0.272</text:p>
              </table:table-cell>
              <table:table-cell office:value-type="float" office:value="0.138226123987246">
                <text:p>0.138226123987246</text:p>
              </table:table-cell>
            </table:table-row>
            <table:table-row>
              <table:table-cell office:value-type="string">
                <text:p>0,225</text:p>
              </table:table-cell>
              <table:table-cell office:value-type="float" office:value="0.225">
                <text:p>0.225</text:p>
              </table:table-cell>
              <table:table-cell office:value-type="float" office:value="0.317735846610713">
                <text:p>0.317735846610713</text:p>
              </table:table-cell>
              <table:table-cell office:value-type="float" office:value="0.106726871030683">
                <text:p>0.106726871030683</text:p>
              </table:table-cell>
              <table:table-cell office:value-type="float" office:value="0.2969296875">
                <text:p>0.2969296875</text:p>
              </table:table-cell>
              <table:table-cell office:value-type="float" office:value="0.156274577762106">
                <text:p>0.156274577762106</text:p>
              </table:table-cell>
            </table:table-row>
            <table:table-row>
              <table:table-cell office:value-type="string">
                <text:p>0,250</text:p>
              </table:table-cell>
              <table:table-cell office:value-type="float" office:value="0.25">
                <text:p>0.25</text:p>
              </table:table-cell>
              <table:table-cell office:value-type="float" office:value="0.350480947161671">
                <text:p>0.350480947161671</text:p>
              </table:table-cell>
              <table:table-cell office:value-type="float" office:value="0.125">
                <text:p>0.125</text:p>
              </table:table-cell>
              <table:table-cell office:value-type="float" office:value="0.3203125">
                <text:p>0.3203125</text:p>
              </table:table-cell>
              <table:table-cell office:value-type="float" office:value="0.174518187776343">
                <text:p>0.174518187776343</text:p>
              </table:table-cell>
            </table:table-row>
            <table:table-row>
              <table:table-cell office:value-type="string">
                <text:p>0,275</text:p>
              </table:table-cell>
              <table:table-cell office:value-type="float" office:value="0.275">
                <text:p>0.275</text:p>
              </table:table-cell>
              <table:table-cell office:value-type="float" office:value="0.382684744235168">
                <text:p>0.382684744235168</text:p>
              </table:table-cell>
              <table:table-cell office:value-type="float" office:value="0.144211216623396">
                <text:p>0.144211216623396</text:p>
              </table:table-cell>
              <table:table-cell office:value-type="float" office:value="0.3422890625">
                <text:p>0.3422890625</text:p>
              </table:table-cell>
              <table:table-cell office:value-type="float" office:value="0.192965679206047">
                <text:p>0.192965679206047</text:p>
              </table:table-cell>
            </table:table-row>
            <table:table-row>
              <table:table-cell office:value-type="string">
                <text:p>0,300</text:p>
              </table:table-cell>
              <table:table-cell office:value-type="float" office:value="0.3">
                <text:p>0.3</text:p>
              </table:table-cell>
              <table:table-cell office:value-type="float" office:value="0.414337981426147">
                <text:p>0.414337981426147</text:p>
              </table:table-cell>
              <table:table-cell office:value-type="float" office:value="0.16431676725155">
                <text:p>0.16431676725155</text:p>
              </table:table-cell>
              <table:table-cell office:value-type="float" office:value="0.363">
                <text:p>0.363</text:p>
              </table:table-cell>
              <table:table-cell office:value-type="float" office:value="0.211626483689476">
                <text:p>0.211626483689476</text:p>
              </table:table-cell>
            </table:table-row>
            <table:table-row>
              <table:table-cell office:value-type="string">
                <text:p>0,325</text:p>
              </table:table-cell>
              <table:table-cell office:value-type="float" office:value="0.325">
                <text:p>0.325</text:p>
              </table:table-cell>
              <table:table-cell office:value-type="float" office:value="0.445430910526019">
                <text:p>0.445430910526019</text:p>
              </table:table-cell>
              <table:table-cell office:value-type="float" office:value="0.18527850657861">
                <text:p>0.18527850657861</text:p>
              </table:table-cell>
              <table:table-cell office:value-type="float" office:value="0.3825859375">
                <text:p>0.3825859375</text:p>
              </table:table-cell>
              <table:table-cell office:value-type="float" office:value="0.230510823995486">
                <text:p>0.230510823995486</text:p>
              </table:table-cell>
            </table:table-row>
            <table:table-row>
              <table:table-cell office:value-type="string">
                <text:p>0,350</text:p>
              </table:table-cell>
              <table:table-cell office:value-type="float" office:value="0.35">
                <text:p>0.35</text:p>
              </table:table-cell>
              <table:table-cell office:value-type="float" office:value="0.475953246360594">
                <text:p>0.475953246360594</text:p>
              </table:table-cell>
              <table:table-cell office:value-type="float" office:value="0.207062792408487">
                <text:p>0.207062792408487</text:p>
              </table:table-cell>
              <table:table-cell office:value-type="float" office:value="0.4011875">
                <text:p>0.4011875</text:p>
              </table:table-cell>
              <table:table-cell office:value-type="float" office:value="0.249629812378192">
                <text:p>0.249629812378192</text:p>
              </table:table-cell>
            </table:table-row>
            <table:table-row>
              <table:table-cell office:value-type="string">
                <text:p>0,375</text:p>
              </table:table-cell>
              <table:table-cell office:value-type="float" office:value="0.375">
                <text:p>0.375</text:p>
              </table:table-cell>
              <table:table-cell office:value-type="float" office:value="0.505894115598691">
                <text:p>0.505894115598691</text:p>
              </table:table-cell>
              <table:table-cell office:value-type="float" office:value="0.229639663385923">
                <text:p>0.229639663385923</text:p>
              </table:table-cell>
              <table:table-cell office:value-type="float" office:value="0.4189453125">
                <text:p>0.4189453125</text:p>
              </table:table-cell>
              <table:table-cell office:value-type="float" office:value="0.268995565446783">
                <text:p>0.268995565446783</text:p>
              </table:table-cell>
            </table:table-row>
            <table:table-row>
              <table:table-cell office:value-type="string">
                <text:p>0,400</text:p>
              </table:table-cell>
              <table:table-cell office:value-type="float" office:value="0.4">
                <text:p>0.4</text:p>
              </table:table-cell>
              <table:table-cell office:value-type="float" office:value="0.53524199845511">
                <text:p>0.53524199845511</text:p>
              </table:table-cell>
              <table:table-cell office:value-type="float" office:value="0.25298221281347">
                <text:p>0.25298221281347</text:p>
              </table:table-cell>
              <table:table-cell office:value-type="float" office:value="0.436">
                <text:p>0.436</text:p>
              </table:table-cell>
              <table:table-cell office:value-type="float" office:value="0.288621339101987">
                <text:p>0.288621339101987</text:p>
              </table:table-cell>
            </table:table-row>
            <table:table-row>
              <table:table-cell office:value-type="string">
                <text:p>0,425</text:p>
              </table:table-cell>
              <table:table-cell office:value-type="float" office:value="0.425">
                <text:p>0.425</text:p>
              </table:table-cell>
              <table:table-cell office:value-type="float" office:value="0.563984661967036">
                <text:p>0.563984661967036</text:p>
              </table:table-cell>
              <table:table-cell office:value-type="float" office:value="0.277066102221113">
                <text:p>0.277066102221113</text:p>
              </table:table-cell>
              <table:table-cell office:value-type="float" office:value="0.4524921875">
                <text:p>0.4524921875</text:p>
              </table:table-cell>
              <table:table-cell office:value-type="float" office:value="0.308521688035901">
                <text:p>0.308521688035901</text:p>
              </table:table-cell>
            </table:table-row>
            <table:table-row>
              <table:table-cell office:value-type="string">
                <text:p>0,450</text:p>
              </table:table-cell>
              <table:table-cell office:value-type="float" office:value="0.45">
                <text:p>0.45</text:p>
              </table:table-cell>
              <table:table-cell office:value-type="float" office:value="0.592109083209739">
                <text:p>0.592109083209739</text:p>
              </table:table-cell>
              <table:table-cell office:value-type="float" office:value="0.301869176962472">
                <text:p>0.301869176962472</text:p>
              </table:table-cell>
              <table:table-cell office:value-type="float" office:value="0.4685625">
                <text:p>0.4685625</text:p>
              </table:table-cell>
              <table:table-cell office:value-type="float" office:value="0.328712655541343">
                <text:p>0.328712655541343</text:p>
              </table:table-cell>
            </table:table-row>
            <table:table-row>
              <table:table-cell office:value-type="string">
                <text:p>0,475</text:p>
              </table:table-cell>
              <table:table-cell office:value-type="float" office:value="0.475">
                <text:p>0.475</text:p>
              </table:table-cell>
              <table:table-cell office:value-type="float" office:value="0.619601360412527">
                <text:p>0.619601360412527</text:p>
              </table:table-cell>
              <table:table-cell office:value-type="float" office:value="0.327371157862143">
                <text:p>0.327371157862143</text:p>
              </table:table-cell>
              <table:table-cell office:value-type="float" office:value="0.4843515625">
                <text:p>0.4843515625</text:p>
              </table:table-cell>
              <table:table-cell office:value-type="float" office:value="0.349212001046852">
                <text:p>0.349212001046852</text:p>
              </table:table-cell>
            </table:table-row>
            <table:table-row>
              <table:table-cell office:value-type="string">
                <text:p>0,500</text:p>
              </table:table-cell>
              <table:table-cell office:value-type="float" office:value="0.5">
                <text:p>0.5</text:p>
              </table:table-cell>
              <table:table-cell office:value-type="float" office:value="0.646446609406726">
                <text:p>0.646446609406726</text:p>
              </table:table-cell>
              <table:table-cell office:value-type="float" office:value="0.353553390593274">
                <text:p>0.353553390593274</text:p>
              </table:table-cell>
              <table:table-cell office:value-type="float" office:value="0.5">
                <text:p>0.5</text:p>
              </table:table-cell>
              <table:table-cell office:value-type="float" office:value="0.370039475052564">
                <text:p>0.370039475052564</text:p>
              </table:table-cell>
            </table:table-row>
            <table:table-row>
              <table:table-cell office:value-type="string">
                <text:p>0,525</text:p>
              </table:table-cell>
              <table:table-cell office:value-type="float" office:value="0.525">
                <text:p>0.525</text:p>
              </table:table-cell>
              <table:table-cell office:value-type="float" office:value="0.672628842137857">
                <text:p>0.672628842137857</text:p>
              </table:table-cell>
              <table:table-cell office:value-type="float" office:value="0.380398639587473">
                <text:p>0.380398639587473</text:p>
              </table:table-cell>
              <table:table-cell office:value-type="float" office:value="0.5156484375">
                <text:p>0.5156484375</text:p>
              </table:table-cell>
              <table:table-cell office:value-type="float" office:value="0.391217154238786">
                <text:p>0.391217154238786</text:p>
              </table:table-cell>
            </table:table-row>
            <table:table-row>
              <table:table-cell office:value-type="string">
                <text:p>0,550</text:p>
              </table:table-cell>
              <table:table-cell office:value-type="float" office:value="0.55">
                <text:p>0.55</text:p>
              </table:table-cell>
              <table:table-cell office:value-type="float" office:value="0.698130823037528">
                <text:p>0.698130823037528</text:p>
              </table:table-cell>
              <table:table-cell office:value-type="float" office:value="0.407890916790262">
                <text:p>0.407890916790262</text:p>
              </table:table-cell>
              <table:table-cell office:value-type="float" office:value="0.5314375">
                <text:p>0.5314375</text:p>
              </table:table-cell>
              <table:table-cell office:value-type="float" office:value="0.412769853824671">
                <text:p>0.412769853824671</text:p>
              </table:table-cell>
            </table:table-row>
            <table:table-row>
              <table:table-cell office:value-type="string">
                <text:p>0,575</text:p>
              </table:table-cell>
              <table:table-cell office:value-type="float" office:value="0.575">
                <text:p>0.575</text:p>
              </table:table-cell>
              <table:table-cell office:value-type="float" office:value="0.722933897778888">
                <text:p>0.722933897778888</text:p>
              </table:table-cell>
              <table:table-cell office:value-type="float" office:value="0.436015338032964">
                <text:p>0.436015338032964</text:p>
              </table:table-cell>
              <table:table-cell office:value-type="float" office:value="0.5475078125">
                <text:p>0.5475078125</text:p>
              </table:table-cell>
              <table:table-cell office:value-type="float" office:value="0.43472564033599">
                <text:p>0.43472564033599</text:p>
              </table:table-cell>
            </table:table-row>
            <table:table-row>
              <table:table-cell office:value-type="string">
                <text:p>0,600</text:p>
              </table:table-cell>
              <table:table-cell office:value-type="float" office:value="0.6">
                <text:p>0.6</text:p>
              </table:table-cell>
              <table:table-cell office:value-type="float" office:value="0.74701778718653">
                <text:p>0.74701778718653</text:p>
              </table:table-cell>
              <table:table-cell office:value-type="float" office:value="0.46475800154489">
                <text:p>0.46475800154489</text:p>
              </table:table-cell>
              <table:table-cell office:value-type="float" office:value="0.564">
                <text:p>0.564</text:p>
              </table:table-cell>
              <table:table-cell office:value-type="float" office:value="0.457116476681019">
                <text:p>0.457116476681019</text:p>
              </table:table-cell>
            </table:table-row>
            <table:table-row>
              <table:table-cell office:value-type="string">
                <text:p>0,625</text:p>
              </table:table-cell>
              <table:table-cell office:value-type="float" office:value="0.625">
                <text:p>0.625</text:p>
              </table:table-cell>
              <table:table-cell office:value-type="float" office:value="0.770360336614077">
                <text:p>0.770360336614077</text:p>
              </table:table-cell>
              <table:table-cell office:value-type="float" office:value="0.49410588440131">
                <text:p>0.49410588440131</text:p>
              </table:table-cell>
              <table:table-cell office:value-type="float" office:value="0.5810546875">
                <text:p>0.5810546875</text:p>
              </table:table-cell>
              <table:table-cell office:value-type="float" office:value="0.479979044237024">
                <text:p>0.479979044237024</text:p>
              </table:table-cell>
            </table:table-row>
            <table:table-row>
              <table:table-cell office:value-type="string">
                <text:p>0,650</text:p>
              </table:table-cell>
              <table:table-cell office:value-type="float" office:value="0.65">
                <text:p>0.65</text:p>
              </table:table-cell>
              <table:table-cell office:value-type="float" office:value="0.792937207591514">
                <text:p>0.792937207591514</text:p>
              </table:table-cell>
              <table:table-cell office:value-type="float" office:value="0.524046753639406">
                <text:p>0.524046753639406</text:p>
              </table:table-cell>
              <table:table-cell office:value-type="float" office:value="0.5988125">
                <text:p>0.5988125</text:p>
              </table:table-cell>
              <table:table-cell office:value-type="float" office:value="0.503355805810366">
                <text:p>0.503355805810366</text:p>
              </table:table-cell>
            </table:table-row>
            <table:table-row>
              <table:table-cell office:value-type="string">
                <text:p>0,675</text:p>
              </table:table-cell>
              <table:table-cell office:value-type="float" office:value="0.675">
                <text:p>0.675</text:p>
              </table:table-cell>
              <table:table-cell office:value-type="float" office:value="0.81472149342139">
                <text:p>0.81472149342139</text:p>
              </table:table-cell>
              <table:table-cell office:value-type="float" office:value="0.554569089473981">
                <text:p>0.554569089473981</text:p>
              </table:table-cell>
              <table:table-cell office:value-type="float" office:value="0.6174140625">
                <text:p>0.6174140625</text:p>
              </table:table-cell>
              <table:table-cell office:value-type="float" office:value="0.52729640270086">
                <text:p>0.52729640270086</text:p>
              </table:table-cell>
            </table:table-row>
            <table:table-row>
              <table:table-cell office:value-type="string">
                <text:p>0,700</text:p>
              </table:table-cell>
              <table:table-cell office:value-type="float" office:value="0.7">
                <text:p>0.7</text:p>
              </table:table-cell>
              <table:table-cell office:value-type="float" office:value="0.83568323274845">
                <text:p>0.83568323274845</text:p>
              </table:table-cell>
              <table:table-cell office:value-type="float" office:value="0.585662018573853">
                <text:p>0.585662018573853</text:p>
              </table:table-cell>
              <table:table-cell office:value-type="float" office:value="0.637">
                <text:p>0.637</text:p>
              </table:table-cell>
              <table:table-cell office:value-type="float" office:value="0.551859525344284">
                <text:p>0.551859525344284</text:p>
              </table:table-cell>
            </table:table-row>
            <table:table-row>
              <table:table-cell office:value-type="string">
                <text:p>0,725</text:p>
              </table:table-cell>
              <table:table-cell office:value-type="float" office:value="0.725">
                <text:p>0.725</text:p>
              </table:table-cell>
              <table:table-cell office:value-type="float" office:value="0.855788783376604">
                <text:p>0.855788783376604</text:p>
              </table:table-cell>
              <table:table-cell office:value-type="float" office:value="0.617315255764833">
                <text:p>0.617315255764833</text:p>
              </table:table-cell>
              <table:table-cell office:value-type="float" office:value="0.6577109375">
                <text:p>0.6577109375</text:p>
              </table:table-cell>
              <table:table-cell office:value-type="float" office:value="0.577115472094254">
                <text:p>0.577115472094254</text:p>
              </table:table-cell>
            </table:table-row>
            <table:table-row>
              <table:table-cell office:value-type="string">
                <text:p>0,750</text:p>
              </table:table-cell>
              <table:table-cell office:value-type="float" office:value="0.75">
                <text:p>0.75</text:p>
              </table:table-cell>
              <table:table-cell office:value-type="float" office:value="0.875">
                <text:p>0.875</text:p>
              </table:table-cell>
              <table:table-cell office:value-type="float" office:value="0.649519052838329">
                <text:p>0.649519052838329</text:p>
              </table:table-cell>
              <table:table-cell office:value-type="float" office:value="0.679687500000001">
                <text:p>0.679687500000001</text:p>
              </table:table-cell>
              <table:table-cell office:value-type="float" office:value="0.60314973700795">
                <text:p>0.60314973700795</text:p>
              </table:table-cell>
            </table:table-row>
            <table:table-row>
              <table:table-cell office:value-type="string">
                <text:p>0,775</text:p>
              </table:table-cell>
              <table:table-cell office:value-type="float" office:value="0.775">
                <text:p>0.775</text:p>
              </table:table-cell>
              <table:table-cell office:value-type="float" office:value="0.893273128969317">
                <text:p>0.893273128969317</text:p>
              </table:table-cell>
              <table:table-cell office:value-type="float" office:value="0.682264153389287">
                <text:p>0.682264153389287</text:p>
              </table:table-cell>
              <table:table-cell office:value-type="float" office:value="0.7030703125">
                <text:p>0.7030703125</text:p>
              </table:table-cell>
              <table:table-cell office:value-type="float" office:value="0.63006818885043">
                <text:p>0.63006818885043</text:p>
              </table:table-cell>
            </table:table-row>
            <table:table-row>
              <table:table-cell office:value-type="string">
                <text:p>0,800</text:p>
              </table:table-cell>
              <table:table-cell office:value-type="float" office:value="0.8">
                <text:p>0.8</text:p>
              </table:table-cell>
              <table:table-cell office:value-type="float" office:value="0.910557280900009">
                <text:p>0.910557280900009</text:p>
              </table:table-cell>
              <table:table-cell office:value-type="float" office:value="0.715541752799933">
                <text:p>0.715541752799933</text:p>
              </table:table-cell>
              <table:table-cell office:value-type="float" office:value="0.728">
                <text:p>0.728</text:p>
              </table:table-cell>
              <table:table-cell office:value-type="float" office:value="0.658004810664661">
                <text:p>0.658004810664661</text:p>
              </table:table-cell>
            </table:table-row>
            <table:table-row>
              <table:table-cell office:value-type="string">
                <text:p>0,825</text:p>
              </table:table-cell>
              <table:table-cell office:value-type="float" office:value="0.825">
                <text:p>0.825</text:p>
              </table:table-cell>
              <table:table-cell office:value-type="float" office:value="0.926792247678269">
                <text:p>0.926792247678269</text:p>
              </table:table-cell>
              <table:table-cell office:value-type="float" office:value="0.74934346263913">
                <text:p>0.74934346263913</text:p>
              </table:table-cell>
              <table:table-cell office:value-type="float" office:value="0.7546171875">
                <text:p>0.7546171875</text:p>
              </table:table-cell>
              <table:table-cell office:value-type="float" office:value="0.687133762716202">
                <text:p>0.687133762716202</text:p>
              </table:table-cell>
            </table:table-row>
            <table:table-row>
              <table:table-cell office:value-type="string">
                <text:p>0,850</text:p>
              </table:table-cell>
              <table:table-cell office:value-type="float" office:value="0.85">
                <text:p>0.85</text:p>
              </table:table-cell>
              <table:table-cell office:value-type="float" office:value="0.941905249806889">
                <text:p>0.941905249806889</text:p>
              </table:table-cell>
              <table:table-cell office:value-type="float" office:value="0.783661278869896">
                <text:p>0.783661278869896</text:p>
              </table:table-cell>
              <table:table-cell office:value-type="float" office:value="0.7830625">
                <text:p>0.7830625</text:p>
              </table:table-cell>
              <table:table-cell office:value-type="float" office:value="0.717689191335692">
                <text:p>0.717689191335692</text:p>
              </table:table-cell>
            </table:table-row>
            <table:table-row>
              <table:table-cell office:value-type="string">
                <text:p>0,875</text:p>
              </table:table-cell>
              <table:table-cell office:value-type="float" office:value="0.875">
                <text:p>0.875</text:p>
              </table:table-cell>
              <table:table-cell office:value-type="float" office:value="0.955805826175841">
                <text:p>0.955805826175841</text:p>
              </table:table-cell>
              <table:table-cell office:value-type="float" office:value="0.8184875533568">
                <text:p>0.8184875533568</text:p>
              </table:table-cell>
              <table:table-cell office:value-type="float" office:value="0.813476562500001">
                <text:p>0.813476562500001</text:p>
              </table:table-cell>
              <table:table-cell office:value-type="float" office:value="0.750000000000001">
                <text:p>0.750000000000001</text:p>
              </table:table-cell>
            </table:table-row>
            <table:table-row>
              <table:table-cell office:value-type="string">
                <text:p>0,900</text:p>
              </table:table-cell>
              <table:table-cell office:value-type="float" office:value="0.9">
                <text:p>0.9</text:p>
              </table:table-cell>
              <table:table-cell office:value-type="float" office:value="0.968377223398316">
                <text:p>0.968377223398316</text:p>
              </table:table-cell>
              <table:table-cell office:value-type="float" office:value="0.853814968245463">
                <text:p>0.853814968245463</text:p>
              </table:table-cell>
              <table:table-cell office:value-type="float" office:value="0.846000000000001">
                <text:p>0.846000000000001</text:p>
              </table:table-cell>
              <table:table-cell office:value-type="float" office:value="0.784556530996812">
                <text:p>0.784556530996812</text:p>
              </table:table-cell>
            </table:table-row>
            <table:table-row>
              <table:table-cell office:value-type="string">
                <text:p>0,925</text:p>
              </table:table-cell>
              <table:table-cell office:value-type="float" office:value="0.925">
                <text:p>0.925</text:p>
              </table:table-cell>
              <table:table-cell office:value-type="float" office:value="0.979460404093556">
                <text:p>0.979460404093556</text:p>
              </table:table-cell>
              <table:table-cell office:value-type="float" office:value="0.8896365128523">
                <text:p>0.8896365128523</text:p>
              </table:table-cell>
              <table:table-cell office:value-type="float" office:value="0.880773437500001">
                <text:p>0.880773437500001</text:p>
              </table:table-cell>
              <table:table-cell office:value-type="float" office:value="0.822155334775498">
                <text:p>0.822155334775498</text:p>
              </table:table-cell>
            </table:table-row>
            <table:table-row>
              <table:table-cell office:value-type="string">
                <text:p>0,950</text:p>
              </table:table-cell>
              <table:table-cell office:value-type="float" office:value="0.950000000000001">
                <text:p>0.950000000000001</text:p>
              </table:table-cell>
              <table:table-cell office:value-type="float" office:value="0.988819660112501">
                <text:p>0.988819660112501</text:p>
              </table:table-cell>
              <table:table-cell office:value-type="float" office:value="0.925945462756852">
                <text:p>0.925945462756852</text:p>
              </table:table-cell>
              <table:table-cell office:value-type="float" office:value="0.917937500000001">
                <text:p>0.917937500000001</text:p>
              </table:table-cell>
              <table:table-cell office:value-type="float" office:value="0.864279119170256">
                <text:p>0.864279119170256</text:p>
              </table:table-cell>
            </table:table-row>
            <table:table-row>
              <table:table-cell office:value-type="string">
                <text:p>0,975</text:p>
              </table:table-cell>
              <table:table-cell office:value-type="float" office:value="0.975000000000001">
                <text:p>0.975000000000001</text:p>
              </table:table-cell>
              <table:table-cell office:value-type="float" office:value="0.99604715292479">
                <text:p>0.99604715292479</text:p>
              </table:table-cell>
              <table:table-cell office:value-type="float" office:value="0.962735360833911">
                <text:p>0.962735360833911</text:p>
              </table:table-cell>
              <table:table-cell office:value-type="float" office:value="0.957632812500001">
                <text:p>0.957632812500001</text:p>
              </table:table-cell>
              <table:table-cell office:value-type="float" office:value="0.914501202666166">
                <text:p>0.914501202666166</text:p>
              </table:table-cell>
            </table:table-row>
            <table:table-row>
              <table:table-cell office:value-type="string">
                <text:p>1,0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6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106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61cm" svg:height="16.373cm" xlink:href=".." chart:class="chart:line" chart:style-name="ch1">
        <chart:legend chart:legend-position="end" svg:x="18.092cm" svg:y="7.665cm" chart:style-name="ch2"/>
        <chart:plot-area chart:style-name="ch3" table:cell-range-address="Foglio3.B4:Foglio3.C45" chart:data-source-has-labels="row" svg:x="0.392cm" svg:y="0.327cm" svg:width="17.309cm" svg:height="15.392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glio3.B5:Foglio3.B45" chart:label-cell-address="Foglio3.B4:Foglio3.B4" chart:class="chart:line">
            <chart:data-point chart:repeated="41"/>
          </chart:series>
          <chart:series chart:style-name="ch7" chart:values-cell-range-address="Foglio3.C5:Foglio3.C45" chart:label-cell-address="Foglio3.C4:Foglio3.C4" chart:class="chart:line">
            <chart:data-point chart:repeated="4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Foglio3.B4:Foglio3.B4">x</text:p>
              </table:table-cell>
              <table:table-cell office:value-type="string">
                <text:p text:id="Foglio3.C4:Foglio3.C4">co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Foglio3.B5:Foglio3.B45">0</text:p>
              </table:table-cell>
              <table:table-cell office:value-type="float" office:value="0.000000634136230248661">
                <text:p text:id="Foglio3.C5:Foglio3.C45">0.00000063413623024866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5">
                <text:p>0.025</text:p>
              </table:table-cell>
              <table:table-cell office:value-type="float" office:value="0.00160285117962961">
                <text:p>0.001602851179629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">
                <text:p>0.05</text:p>
              </table:table-cell>
              <table:table-cell office:value-type="float" office:value="0.00627473922752614">
                <text:p>0.006274739227526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5">
                <text:p>0.075</text:p>
              </table:table-cell>
              <table:table-cell office:value-type="float" office:value="0.0139875237186872">
                <text:p>0.01398752371868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">
                <text:p>0.1</text:p>
              </table:table-cell>
              <table:table-cell office:value-type="float" office:value="0.0246937009485422">
                <text:p>0.02469370094854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5">
                <text:p>0.125</text:p>
              </table:table-cell>
              <table:table-cell office:value-type="float" office:value="0.0383273306485938">
                <text:p>0.03832733064859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5">
                <text:p>0.15</text:p>
              </table:table-cell>
              <table:table-cell office:value-type="float" office:value="0.0548044421182162">
                <text:p>0.05480444211821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75">
                <text:p>0.175</text:p>
              </table:table-cell>
              <table:table-cell office:value-type="float" office:value="0.0740235514074394">
                <text:p>0.07402355140743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0.0958662863653448">
                <text:p>0.09586628636534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25">
                <text:p>0.225</text:p>
              </table:table-cell>
              <table:table-cell office:value-type="float" office:value="0.120198115704349">
                <text:p>0.1201981157043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5">
                <text:p>0.25</text:p>
              </table:table-cell>
              <table:table-cell office:value-type="float" office:value="0.146869177589997">
                <text:p>0.1468691775899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75">
                <text:p>0.275</text:p>
              </table:table-cell>
              <table:table-cell office:value-type="float" office:value="0.175715202652927">
                <text:p>0.1757152026529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">
                <text:p>0.3</text:p>
              </table:table-cell>
              <table:table-cell office:value-type="float" office:value="0.20655852573807">
                <text:p>0.206558525738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25">
                <text:p>0.325</text:p>
              </table:table-cell>
              <table:table-cell office:value-type="float" office:value="0.23920918015966">
                <text:p>0.239209180159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5">
                <text:p>0.35</text:p>
              </table:table-cell>
              <table:table-cell office:value-type="float" office:value="0.273466067722426">
                <text:p>0.2734660677224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75">
                <text:p>0.375</text:p>
              </table:table-cell>
              <table:table-cell office:value-type="float" office:value="0.309118197302713">
                <text:p>0.3091181973027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">
                <text:p>0.4</text:p>
              </table:table-cell>
              <table:table-cell office:value-type="float" office:value="0.345945984361004">
                <text:p>0.3459459843610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25">
                <text:p>0.425</text:p>
              </table:table-cell>
              <table:table-cell office:value-type="float" office:value="0.383722603382022">
                <text:p>0.3837226033820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5">
                <text:p>0.45</text:p>
              </table:table-cell>
              <table:table-cell office:value-type="float" office:value="0.422215384912641">
                <text:p>0.4222153849126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75">
                <text:p>0.475</text:p>
              </table:table-cell>
              <table:table-cell office:value-type="float" office:value="0.461187248593097">
                <text:p>0.4611872485930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">
                <text:p>0.5</text:p>
              </table:table-cell>
              <table:table-cell office:value-type="float" office:value="0.500398163355367">
                <text:p>0.5003981633553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25">
                <text:p>0.525</text:p>
              </table:table-cell>
              <table:table-cell office:value-type="float" office:value="0.539606625795207">
                <text:p>0.5396066257952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5">
                <text:p>0.55</text:p>
              </table:table-cell>
              <table:table-cell office:value-type="float" office:value="0.578571147612438">
                <text:p>0.5785711476124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75">
                <text:p>0.575</text:p>
              </table:table-cell>
              <table:table-cell office:value-type="float" office:value="0.617051742958207">
                <text:p>0.6170517429582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">
                <text:p>0.6</text:p>
              </table:table-cell>
              <table:table-cell office:value-type="float" office:value="0.654811406528512">
                <text:p>0.6548114065285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25">
                <text:p>0.625</text:p>
              </table:table-cell>
              <table:table-cell office:value-type="float" office:value="0.691617573300309">
                <text:p>0.6916175733003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5">
                <text:p>0.65</text:p>
              </table:table-cell>
              <table:table-cell office:value-type="float" office:value="0.727243550919532">
                <text:p>0.7272435509195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75">
                <text:p>0.675</text:p>
              </table:table-cell>
              <table:table-cell office:value-type="float" office:value="0.761469915918843">
                <text:p>0.7614699159188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">
                <text:p>0.7</text:p>
              </table:table-cell>
              <table:table-cell office:value-type="float" office:value="0.794085865165688">
                <text:p>0.7940858651656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25">
                <text:p>0.725</text:p>
              </table:table-cell>
              <table:table-cell office:value-type="float" office:value="0.82489051421696">
                <text:p>0.824890514216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5">
                <text:p>0.75</text:p>
              </table:table-cell>
              <table:table-cell office:value-type="float" office:value="0.8536941345836">
                <text:p>0.85369413458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75">
                <text:p>0.775</text:p>
              </table:table-cell>
              <table:table-cell office:value-type="float" office:value="0.880319322284721">
                <text:p>0.8803193222847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">
                <text:p>0.8</text:p>
              </table:table-cell>
              <table:table-cell office:value-type="float" office:value="0.904602090494016">
                <text:p>0.9046020904940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25">
                <text:p>0.825</text:p>
              </table:table-cell>
              <table:table-cell office:value-type="float" office:value="0.92639287954876">
                <text:p>0.926392879548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5">
                <text:p>0.85</text:p>
              </table:table-cell>
              <table:table-cell office:value-type="float" office:value="0.945557478100662">
                <text:p>0.9455574781006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75">
                <text:p>0.875</text:p>
              </table:table-cell>
              <table:table-cell office:value-type="float" office:value="0.961977849735136">
                <text:p>0.9619778497351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">
                <text:p>0.9</text:p>
              </table:table-cell>
              <table:table-cell office:value-type="float" office:value="0.975552859967748">
                <text:p>0.97555285996774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25">
                <text:p>0.925</text:p>
              </table:table-cell>
              <table:table-cell office:value-type="float" office:value="0.986198899140224">
                <text:p>0.98619889914022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50000000000001">
                <text:p>0.950000000000001</text:p>
              </table:table-cell>
              <table:table-cell office:value-type="float" office:value="0.993850397379548">
                <text:p>0.9938503973795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75000000000001">
                <text:p>0.975000000000001</text:p>
              </table:table-cell>
              <table:table-cell office:value-type="float" office:value="0.998460228448456">
                <text:p>0.9984602284484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797cm" svg:height="15.086cm" xlink:href=".." chart:class="chart:line" chart:style-name="ch1">
        <chart:legend chart:legend-position="end" svg:x="15.653cm" svg:y="7.235cm" chart:style-name="ch2"/>
        <chart:plot-area chart:style-name="ch3" table:cell-range-address="Foglio2.E4:Foglio2.E55" chart:data-source-has-labels="row" svg:x="1.811cm" svg:y="0.902cm" svg:width="14.983cm" svg:height="14.182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glio2.E5:Foglio2.E55" chart:label-cell-address="Foglio2.E4:Foglio2.E4" chart:class="chart:line">
            <chart:data-point chart:repeated="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Foglio2.E4:Foglio2.E4">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 text:id="Foglio2.E5:Foglio2.E55"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